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14.94pt" fo:break-before="auto" style:use-optimal-row-height="false"/>
    </style:style>
    <style:style style:name="ro6" style:family="table-row">
      <style:table-row-properties style:row-height="27.69pt" fo:break-before="auto" style:use-optimal-row-height="false"/>
    </style:style>
    <style:style style:name="ro7" style:family="table-row">
      <style:table-row-properties style:row-height="14.09pt" fo:break-before="auto" style:use-optimal-row-height="true"/>
    </style:style>
    <style:style style:name="ro8" style:family="table-row">
      <style:table-row-properties style:row-height="13.44pt" fo:break-before="auto" style:use-optimal-row-height="false"/>
    </style:style>
    <style:style style:name="ro9" style:family="table-row">
      <style:table-row-properties style:row-height="26.19pt" fo:break-before="auto" style:use-optimal-row-height="fals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21.71pt" fo:break-before="auto" style:use-optimal-row-height="false"/>
    </style:style>
    <style:style style:name="ro12" style:family="table-row">
      <style:table-row-properties style:row-height="15.7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4.2pt" fo:break-before="auto" style:use-optimal-row-height="false"/>
    </style:style>
    <style:style style:name="ro15" style:family="table-row">
      <style:table-row-properties style:row-height="35.26pt" fo:break-before="auto" style:use-optimal-row-height="true"/>
    </style:style>
    <style:style style:name="ro16" style:family="table-row">
      <style:table-row-properties style:row-height="24.35pt" fo:break-before="auto" style:use-optimal-row-height="false"/>
    </style:style>
    <style:style style:name="ro17" style:family="table-row">
      <style:table-row-properties style:row-height="13.1pt" fo:break-before="auto" style:use-optimal-row-height="true"/>
    </style:style>
    <style:style style:name="ro18" style:family="table-row">
      <style:table-row-properties style:row-height="24.46pt" fo:break-before="auto" style:use-optimal-row-height="true"/>
    </style:style>
    <style:style style:name="ro19" style:family="table-row">
      <style:table-row-properties style:row-height="13.8pt" fo:break-before="auto" style:use-optimal-row-height="true"/>
    </style:style>
    <style:style style:name="ro20" style:family="table-row">
      <style:table-row-properties style:row-height="12.95pt" fo:break-before="auto" style:use-optimal-row-height="false"/>
    </style:style>
    <style:style style:name="ro21" style:family="table-row">
      <style:table-row-properties style:row-height="15.65pt" fo:break-before="auto" style:use-optimal-row-height="false"/>
    </style:style>
    <style:style style:name="ro22" style:family="table-row">
      <style:table-row-properties style:row-height="23.84pt" fo:break-before="auto" style:use-optimal-row-height="true"/>
    </style:style>
    <style:style style:name="ro23" style:family="table-row">
      <style:table-row-properties style:row-height="14.29pt" fo:break-before="auto" style:use-optimal-row-height="true"/>
    </style:style>
    <style:style style:name="ro24" style:family="table-row">
      <style:table-row-properties style:row-height="14.91pt" fo:break-before="auto" style:use-optimal-row-height="true"/>
    </style:style>
    <style:style style:name="ro2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2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6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7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8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79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cccccc" fo:wrap-option="no-wrap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1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2" style:family="table-cell" style:parent-style-name="Default">
      <style:table-cell-properties fo:background-color="transparent" fo:border="0.06pt solid #000000"/>
    </style:style>
    <style:style style:name="ce9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5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6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8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1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6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1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5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7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8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3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5" style:family="table-cell" style:parent-style-name="Default">
      <style:table-cell-properties fo:background-color="#e6e6ff" fo:border="none"/>
    </style:style>
    <style:style style:name="ce136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7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39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1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3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4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6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49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0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3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4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5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59" style:family="table-cell" style:parent-style-name="Default">
      <style:text-properties style:font-name="Liberation Sans" fo:font-size="15pt" style:font-size-asian="15pt" style:font-size-complex="15pt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2" style:family="table-cell" style:parent-style-name="Default">
      <style:text-properties style:font-name="Liberation Sans"/>
    </style:style>
    <style:style style:name="ce16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7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8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3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5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6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7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4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2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2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3" style:family="table-cell" style:parent-style-name="Default">
      <style:table-cell-properties fo:wrap-option="wrap" style:direction="ltr" style:rotation-align="none"/>
    </style:style>
    <style:style style:name="ce254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60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61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3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8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0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1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2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3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7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8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0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4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7" style:family="table-cell" style:parent-style-name="Default">
      <style:text-properties style:text-underline-style="solid" style:text-underline-width="auto" style:text-underline-color="font-color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9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90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91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2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3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4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5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7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9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3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4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0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3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5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7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8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1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2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7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8" style:family="table-cell" style:parent-style-name="Default">
      <style:table-cell-properties style:rotation-align="none"/>
    </style:style>
    <style:style style:name="ce329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30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3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4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6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7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9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3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346" style:family="table-cell" style:parent-style-name="Default">
      <style:table-cell-properties fo:background-color="#000000"/>
    </style:style>
    <style:style style:name="ce34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8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50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1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2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5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8" style:family="table-cell" style:parent-style-name="Default">
      <style:table-cell-properties fo:background-color="#990099"/>
    </style:style>
    <style:style style:name="ce359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2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5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8" style:family="table-cell" style:parent-style-name="Default">
      <style:table-cell-properties fo:background-color="#ffff99" fo:border="0.06pt solid #000000"/>
    </style:style>
    <style:style style:name="ce369" style:family="table-cell" style:parent-style-name="Default">
      <style:table-cell-properties fo:background-color="#ffff66" fo:border="0.06pt solid #000000"/>
    </style:style>
    <style:style style:name="ce370" style:family="table-cell" style:parent-style-name="Default">
      <style:table-cell-properties fo:background-color="#6666ff"/>
    </style:style>
    <style:style style:name="ce371" style:family="table-cell" style:parent-style-name="Default">
      <style:table-cell-properties fo:background-color="#9900ff" fo:border="0.06pt solid #000000"/>
    </style:style>
    <style:style style:name="ce372" style:family="table-cell" style:parent-style-name="Default">
      <style:table-cell-properties fo:background-color="#990099" fo:border="0.06pt solid #000000"/>
    </style:style>
    <style:style style:name="ce373" style:family="table-cell" style:parent-style-name="Default">
      <style:table-cell-properties fo:background-color="#ff6600" fo:border="0.06pt solid #000000"/>
    </style:style>
    <style:style style:name="ce374" style:family="table-cell" style:parent-style-name="Default">
      <style:table-cell-properties fo:background-color="#ff3333" fo:border="0.06pt solid #000000"/>
    </style:style>
    <style:style style:name="ce375" style:family="table-cell" style:parent-style-name="Default">
      <style:table-cell-properties fo:background-color="#ff3333"/>
    </style:style>
    <style:style style:name="ce376" style:family="table-cell" style:parent-style-name="Default">
      <style:table-cell-properties fo:background-color="#33ff99" fo:border="0.06pt solid #000000"/>
    </style:style>
    <style:style style:name="ce377" style:family="table-cell" style:parent-style-name="Default">
      <style:table-cell-properties fo:background-color="#00ff66" fo:border="0.06pt solid #000000"/>
    </style:style>
    <style:style style:name="ce378" style:family="table-cell" style:parent-style-name="Default">
      <style:table-cell-properties fo:background-color="#00ff66"/>
    </style:style>
    <style:style style:name="ce379" style:family="table-cell" style:parent-style-name="Default">
      <style:table-cell-properties fo:background-color="#ffff99"/>
    </style:style>
    <style:style style:name="ce380" style:family="table-cell" style:parent-style-name="Default">
      <style:table-cell-properties fo:background-color="#ffff99" fo:border="0.06pt solid #000000"/>
    </style:style>
    <style:style style:name="ce381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3" style:family="table-cell" style:parent-style-name="Default"/>
    <style:style style:name="ce38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1pt"/>
    </style:style>
    <style:style style:name="T2" style:family="text">
      <style:text-properties style:letter-kerning="true" fo:country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Virus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8:.$C$39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8:.$C$119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7:.$C$145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0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1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2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3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PeptideBatch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PeptideBatch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PeptideBatch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7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7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Virus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Virus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8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VirusBatch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VirusBatch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6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6">
          <table:error-message table:message-type="stop" table:display="true"/>
        </table:content-validation>
        <table:content-validation table:name="val26" table:condition="of:cell-content-is-in-list([$Peptide.$E$6:.$E$964])" table:allow-empty-cell="true" table:display-list="unsorted" table:base-cell-address="PeptideBatch.D1">
          <table:error-message table:message-type="stop" table:display="true"/>
        </table:content-validation>
        <table:content-validation table:name="val27" table:condition="of:cell-content-is-in-list([$Peptide.$F$6:.$F$369])" table:allow-empty-cell="true" table:display-list="unsorted" table:base-cell-address="Spotting.D8">
          <table:error-message table:message-type="stop" table:display="true"/>
        </table:content-validation>
        <table:content-validation table:name="val28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29" table:condition="of:cell-content-is-in-list([$'User , Washing,surface, Buffer'.$C$5:.$C$33])" table:allow-empty-cell="true" table:display-list="unsorted" table:base-cell-address="Spotting.G8">
          <table:error-message table:message-type="stop" table:display="true"/>
        </table:content-validation>
        <table:content-validation table:name="val30" table:condition="of:cell-content-is-date() and cell-content()&lt;TODAY()+1" table:allow-empty-cell="true" table:base-cell-address="Spotting.H8">
          <table:error-message table:message-type="stop" table:display="true"/>
        </table:content-validation>
        <table:content-validation table:name="val31" table:condition="of:cell-content-is-in-list([$Virus.$D$6:$Virus.$D$240])" table:allow-empty-cell="true" table:display-list="unsorted" table:base-cell-address="VirusBatch.D6">
          <table:error-message table:message-type="stop" table:display="true"/>
        </table:content-validation>
        <table:content-validation table:name="val32" table:condition="of:cell-content-is-in-list([$'User , Washing,surface, Buffer'.$AY$5:$'User , Washing,surface, Buffer'.$AY$96])" table:allow-empty-cell="true" table:display-list="unsorted" table:base-cell-address="VirusBatch.K6">
          <table:error-message table:message-type="stop" table:display="true"/>
        </table:content-validation>
        <table:content-validation table:name="val33" table:condition="of:cell-content-is-in-list(&quot;yes&quot;;&quot;no&quot;)" table:allow-empty-cell="true" table:display-list="unsorted" table:base-cell-address="Incubating.G2">
          <table:error-message table:message-type="stop" table:display="true"/>
        </table:content-validation>
        <table:content-validation table:name="val34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5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6" table:condition="of:cell-content-is-in-list([$'User , Washing,surface, Buffer'.$C$5:.$C$167])" table:allow-empty-cell="true" table:display-list="unsorted" table:base-cell-address="PeptideBatch.M6">
          <table:error-message table:message-type="stop" table:display="true"/>
        </table:content-validation>
        <table:content-validation table:name="val37" table:condition="of:cell-content-is-in-list([$'User , Washing,surface, Buffer'.$BO$5:.$BO$153])" table:allow-empty-cell="true" table:display-list="unsorted" table:base-cell-address="Incubating.F6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4"/>
        <table:table-column table:style-name="co16" table:default-cell-style-name="ce152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988" table:default-cell-style-name="Default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0"/>
          <table:table-cell table:style-name="ce89" table:number-columns-repeated="1006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4"/>
          <table:table-cell table:style-name="ce151"/>
          <table:table-cell table:style-name="ce155" table:number-columns-repeated="18"/>
          <table:table-cell table:style-name="ce158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5"/>
          <table:covered-table-cell table:style-name="ce22"/>
          <table:covered-table-cell table:style-name="ce47"/>
          <table:covered-table-cell table:style-name="ce145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8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4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53" office:value-type="string" calcext:value-type="string" table:number-columns-spanned="2" table:number-rows-spanned="1">
            <text:p>2017-05-19_E5</text:p>
          </table:table-cell>
          <table:covered-table-cell table:style-name="ce82"/>
          <table:table-cell table:style-name="ce68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6" table:number-columns-spanned="2" table:number-rows-spanned="1"/>
          <table:covered-table-cell table:style-name="ce82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5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5" table:number-columns-spanned="2" table:number-rows-spanned="1"/>
          <table:covered-table-cell table:style-name="ce83"/>
          <table:table-cell table:style-name="ce23"/>
          <table:table-cell table:style-name="ce102" office:value-type="string" calcext:value-type="string" table:number-columns-spanned="2" table:number-rows-spanned="1">
            <text:p>or</text:p>
          </table:table-cell>
          <table:covered-table-cell table:style-name="ce108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7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6" table:content-validation-name="val8" table:number-columns-spanned="2" table:number-rows-spanned="1"/>
          <table:covered-table-cell table:style-name="ce83"/>
          <table:table-cell table:style-name="ce68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6" table:content-validation-name="val13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7" table:content-validation-name="val9" table:number-columns-spanned="2" table:number-rows-spanned="1"/>
          <table:covered-table-cell table:style-name="ce84"/>
          <table:table-cell table:style-name="ce68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7" table:content-validation-name="val9" table:number-columns-spanned="2" table:number-rows-spanned="1"/>
          <table:covered-table-cell table:style-name="ce84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8"/>
          <table:table-cell table:style-name="ce68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69"/>
          <table:table-cell table:style-name="ce69"/>
          <table:table-cell table:style-name="ce51"/>
          <table:table-cell table:style-name="ce36" table:number-columns-repeated="7"/>
          <table:table-cell table:style-name="ce137"/>
          <table:table-cell table:style-name="ce146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0" table:number-columns-repeated="2"/>
          <table:table-cell table:style-name="ce94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0" table:number-columns-spanned="3" table:number-rows-spanned="1"/>
          <table:covered-table-cell table:style-name="ce118"/>
          <table:covered-table-cell table:style-name="ce71"/>
          <table:table-cell table:style-name="ce71" table:number-columns-repeated="3"/>
          <table:table-cell table:style-name="ce103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14"/>
          <table:table-cell table:style-name="ce111"/>
          <table:table-cell table:style-name="ce119" office:value-type="string" calcext:value-type="string">
            <text:p>Spotting Method</text:p>
          </table:table-cell>
          <table:table-cell table:style-name="ce128" table:formula="of:=VLOOKUP([.D15];[Spotting.C5:.D38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9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2"/>
          <table:covered-table-cell table:style-name="ce95"/>
          <table:table-cell table:style-name="ce105"/>
          <table:table-cell table:style-name="ce14"/>
          <table:table-cell table:style-name="ce111"/>
          <table:table-cell table:style-name="ce120" office:value-type="string" calcext:value-type="string">
            <text:p>Washing S ID</text:p>
          </table:table-cell>
          <table:table-cell table:style-name="ce129" table:formula="of:=VLOOKUP([.D15];[Spotting.C5:.E39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0"/>
          <table:covered-table-cell table:style-name="ce54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3" table:content-validation-name="val10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15];[Spotting.C8:.I4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124" table:number-columns-repeated="4"/>
          <table:table-cell table:style-name="ce140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7" table:content-validation-name="val11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8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 table:number-columns-repeated="18"/>
          <table:table-cell table:style-name="ce89" table:number-columns-repeated="988"/>
        </table:table-row>
        <table:table-row table:style-name="ro9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5"/>
          <table:table-cell table:style-name="ce71" table:number-columns-repeated="5"/>
          <table:table-cell table:style-name="ce103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37"/>
          <table:table-cell table:style-name="ce111"/>
          <table:table-cell table:style-name="ce119" office:value-type="string" calcext:value-type="string">
            <text:p>Quenching Method</text:p>
          </table:table-cell>
          <table:table-cell table:style-name="ce128" table:formula="of:=VLOOKUP([.D27];[Quenching.C6:.D54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1"/>
          <table:covered-table-cell table:style-name="ce103"/>
          <table:table-cell table:number-columns-repeated="1008"/>
        </table:table-row>
        <table:table-row table:style-name="ro5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4"/>
          <table:table-cell table:style-name="ce37"/>
          <table:table-cell table:style-name="ce111"/>
          <table:table-cell table:style-name="ce120" office:value-type="string" calcext:value-type="string">
            <text:p>Washing_Q_ID</text:p>
          </table:table-cell>
          <table:table-cell table:style-name="ce129" table:formula="of:=VLOOKUP([.D27];[Quenching.C7:.E55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89"/>
          <table:covered-table-cell table:style-name="ce141"/>
          <table:table-cell table:number-columns-repeated="1008"/>
        </table:table-row>
        <table:table-row table:style-name="ro10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27];[Quenching.C7:.I53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8" office:value-type="string" calcext:value-type="string" table:number-columns-spanned="3" table:number-rows-spanned="1">
            <text:p/>
          </table:table-cell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23" table:number-columns-repeated="4"/>
          <table:table-cell table:style-name="ce50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9" table:content-validation-name="val11" office:value-type="string" calcext:value-type="string" table:number-columns-spanned="3" table:number-rows-spanned="1">
            <text:p/>
          </table:table-cell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94"/>
          <table:table-cell table:style-name="ce115"/>
          <table:table-cell table:style-name="ce71" table:number-columns-repeated="5"/>
          <table:table-cell table:style-name="ce103"/>
          <table:table-cell table:number-columns-repeated="3"/>
          <table:table-cell table:style-name="ce157"/>
          <table:table-cell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94"/>
          <table:table-cell table:style-name="ce111"/>
          <table:table-cell table:style-name="ce125" office:value-type="string" calcext:value-type="string">
            <text:p>Incubating method</text:p>
          </table:table-cell>
          <table:table-cell table:style-name="ce133" table:formula="of:=VLOOKUP([.D39];[Incubating.C6:.F48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1"/>
          <table:covered-table-cell table:style-name="ce103"/>
          <table:table-cell/>
          <table:table-cell table:style-name="ce153"/>
          <table:table-cell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4"/>
          <table:table-cell table:style-name="ce94"/>
          <table:table-cell table:style-name="ce111"/>
          <table:table-cell table:style-name="ce120" office:value-type="string" calcext:value-type="string">
            <text:p>Washing_I_ID</text:p>
          </table:table-cell>
          <table:table-cell table:style-name="ce129" table:formula="of:=VLOOKUP([.D39];[Incubating.C6:.E67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89"/>
          <table:covered-table-cell table:style-name="ce141"/>
          <table:table-cell table:number-columns-repeated="1008"/>
        </table:table-row>
        <table:table-row table:style-name="ro1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3" table:content-validation-name="val10"/>
          <table:covered-table-cell table:style-name="ce85"/>
          <table:covered-table-cell table:style-name="ce96"/>
          <table:table-cell table:style-name="ce105"/>
          <table:table-cell table:style-name="ce94" table:content-validation-name="val1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39];[Incubating.C6:.G65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4"/>
          <table:table-cell table:style-name="ce14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number-columns-repeated="1006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26"/>
          <table:table-cell table:style-name="ce113"/>
          <table:table-cell table:style-name="ce23" table:number-columns-repeated="4"/>
          <table:table-cell table:style-name="ce50"/>
          <table:table-cell/>
          <table:table-cell table:content-validation-name="val1"/>
          <table:table-cell table:number-columns-repeated="1006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7" table:content-validation-name="val11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26"/>
          <table:table-cell table:style-name="ce113"/>
          <table:table-cell table:style-name="ce50" table:number-columns-repeated="5"/>
          <table:table-cell/>
          <table:table-cell table:content-validation-name="val1"/>
          <table:table-cell table:number-columns-repeated="1006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13">
          <table:table-cell/>
          <table:table-cell table:style-name="ce14"/>
          <table:table-cell table:style-name="ce37" table:number-columns-repeated="3"/>
          <table:table-cell table:style-name="ce89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14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0" office:value-type="string" calcext:value-type="string" table:number-columns-spanned="2" table:number-rows-spanned="2">
            <text:p>When</text:p>
          </table:table-cell>
          <table:covered-table-cell table:style-name="ce91"/>
          <table:table-cell table:style-name="ce98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6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4"/>
          <table:covered-table-cell table:style-name="ce80"/>
          <table:covered-table-cell table:number-columns-repeated="2" table:style-name="ce60"/>
          <table:covered-table-cell table:style-name="ce147"/>
          <table:table-cell table:number-columns-repeated="1007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2"/>
          <table:covered-table-cell table:number-columns-repeated="9" table:style-name="ce41"/>
          <table:covered-table-cell table:style-name="ce148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E5_X31</text:p>
          </table:table-cell>
          <table:covered-table-cell table:style-name="ce61"/>
          <table:table-cell table:style-name="ce81" table:content-validation-name="val12" office:value-type="string" calcext:value-type="string" table:number-columns-spanned="2" table:number-rows-spanned="2">
            <text:p>3. dry</text:p>
          </table:table-cell>
          <table:covered-table-cell table:style-name="ce93" table:content-validation-name="val12"/>
          <table:table-cell table:style-name="ce99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7" table:content-validation-name="val1"/>
          <table:covered-table-cell table:style-name="ce109"/>
          <table:table-cell table:style-name="ce117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09" table:content-validation-name="val1"/>
          <table:covered-table-cell table:style-name="ce142" table:content-validation-name="val1"/>
          <table:covered-table-cell table:style-name="ce149" table:content-validation-name="val1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2"/>
          <table:covered-table-cell table:style-name="ce73" table:content-validation-name="val12"/>
          <table:covered-table-cell table:number-columns-repeated="3" table:style-name="ce100"/>
          <table:covered-table-cell table:number-columns-repeated="6" table:style-name="ce41"/>
          <table:covered-table-cell table:style-name="ce148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1" table:content-validation-name="val1" table:number-columns-repeated="8"/>
          <table:table-cell table:style-name="ce143" table:content-validation-name="val1"/>
          <table:table-cell table:style-name="ce19" table:content-validation-name="val1"/>
          <table:table-cell table:style-name="ce154"/>
          <table:table-cell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/>
          <table:table-cell table:number-columns-repeated="1006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 table:number-rows-repeated="3">
          <table:table-cell table:style-name="ce159"/>
          <table:table-cell table:style-name="ce162"/>
          <table:table-cell table:number-columns-repeated="1018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Spotting</text:p>
          </table:table-cell>
          <table:covered-table-cell table:style-name="ce166" table:content-validation-name="val14"/>
          <table:covered-table-cell table:style-name="ce171" table:content-validation-name="val15"/>
          <table:covered-table-cell table:style-name="ce171" table:content-validation-name="val17"/>
          <table:covered-table-cell table:style-name="ce171" table:content-validation-name="val14"/>
          <table:covered-table-cell table:style-name="ce185" table:content-validation-name="val14"/>
          <table:table-cell table:number-columns-repeated="1013"/>
        </table:table-row>
        <table:table-row table:style-name="ro2">
          <table:table-cell/>
          <table:covered-table-cell table:style-name="ce164" table:content-validation-name="val14"/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table-cell table:style-name="ce164" table:content-validation-name="val14"/>
          <table:table-cell table:style-name="ce168" table:content-validation-name="val14"/>
          <table:table-cell table:style-name="ce173" table:number-columns-spanned="3" table:number-rows-spanned="1"/>
          <table:covered-table-cell table:style-name="ce178" table:content-validation-name="val17"/>
          <table:covered-table-cell table:style-name="ce181" table:content-validation-name="val14"/>
          <table:table-cell table:style-name="ce187" table:content-validation-name="val14"/>
          <table:table-cell table:number-columns-repeated="1013"/>
        </table:table-row>
        <table:table-row table:style-name="ro2">
          <table:table-cell table:style-name="ce161"/>
          <table:table-cell table:style-name="ce165"/>
          <table:table-cell table:style-name="ce169" office:value-type="string" calcext:value-type="string">
            <text:p>Spotting ID</text:p>
          </table:table-cell>
          <table:table-cell table:style-name="ce174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3"/>
        </table:table-row>
        <table:table-row table:style-name="ro15">
          <table:table-cell/>
          <table:table-cell table:style-name="ce164"/>
          <table:table-cell table:style-name="ce170" office:value-type="string" calcext:value-type="string">
            <text:p>S01</text:p>
          </table:table-cell>
          <table:table-cell table:style-name="ce175" table:content-validation-name="val15" office:value-type="string" calcext:value-type="string">
            <text:p>manuell</text:p>
          </table:table-cell>
          <table:table-cell table:style-name="ce179" table:content-validation-name="val17" office:value-type="string" calcext:value-type="string">
            <text:p>WS01</text:p>
          </table:table-cell>
          <table:table-cell table:style-name="ce182" office:value-type="string" calcext:value-type="string">
            <text:p>Zugabe der Immobilisierungslösung reihenweise (je 12 wells). Dann zwei Minuten schütteln auf Thriller @600 rpm</text:p>
          </table:table-cell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 office:value-type="string" calcext:value-type="string">
            <text:p>S00</text:p>
          </table:table-cell>
          <table:table-cell table:style-name="ce175" table:content-validation-name="val15" office:value-type="string" calcext:value-type="string">
            <text:p>Test Spotter</text:p>
          </table:table-cell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5" table:content-validation-name="val15"/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/>
          <table:table-cell table:style-name="ce177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21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4"/>
          <table:table-cell table:number-columns-repeated="1014"/>
        </table:table-row>
        <table:table-row table:style-name="ro2" table:number-rows-repeated="104851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3">
          <table:table-cell table:number-columns-repeated="1017"/>
        </table:table-row>
        <table:table-row table:style-name="ro2">
          <table:table-cell/>
          <table:table-cell table:style-name="ce163" office:value-type="string" calcext:value-type="string" table:number-columns-spanned="6" table:number-rows-spanned="2">
            <text:p>Quenching</text:p>
          </table:table-cell>
          <table:covered-table-cell table:style-name="ce166"/>
          <table:covered-table-cell table:style-name="ce171" table:content-validation-name="val19"/>
          <table:covered-table-cell table:style-name="ce171" table:content-validation-name="val20"/>
          <table:covered-table-cell table:style-name="ce171"/>
          <table:covered-table-cell table:style-name="ce185"/>
          <table:table-cell table:number-columns-repeated="1010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68"/>
          <table:table-cell table:style-name="ce178" table:content-validation-name="val19"/>
          <table:table-cell table:style-name="ce178" table:content-validation-name="val20"/>
          <table:table-cell table:style-name="ce181"/>
          <table:table-cell table:style-name="ce187"/>
          <table:table-cell table:number-columns-repeated="1010"/>
        </table:table-row>
        <table:table-row table:style-name="ro2">
          <table:table-cell table:style-name="ce161"/>
          <table:table-cell table:style-name="ce165"/>
          <table:table-cell table:style-name="ce190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NO</text:p>
          </table:table-cell>
          <table:table-cell table:style-name="ce100" table:content-validation-name="val19" office:value-type="string" calcext:value-type="string">
            <text:p>No Quenching</text:p>
          </table:table-cell>
          <table:table-cell table:style-name="ce100" table:content-validation-name="val21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1</text:p>
          </table:table-cell>
          <table:table-cell table:style-name="ce100" table:content-validation-name="val19" office:value-type="string" calcext:value-type="string">
            <text:p>Magermilch</text:p>
          </table:table-cell>
          <table:table-cell table:style-name="ce192" table:content-validation-name="val21" office:value-type="string" calcext:value-type="string">
            <text:p>WQ04</text:p>
          </table:table-cell>
          <table:table-cell table:style-name="ce193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2</text:p>
          </table:table-cell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80" table:content-validation-name="val19"/>
          <table:table-cell table:style-name="ce180" table:content-validation-name="val21"/>
          <table:table-cell table:style-name="ce183"/>
          <table:table-cell table:style-name="ce189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4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 table:number-rows-repeated="2">
          <table:table-cell table:style-name="ce159"/>
          <table:table-cell table:style-name="ce162"/>
          <table:table-cell table:number-columns-repeated="1019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Incubating</text:p>
          </table:table-cell>
          <table:covered-table-cell table:style-name="ce166"/>
          <table:covered-table-cell table:style-name="ce171" table:content-validation-name="val22"/>
          <table:covered-table-cell table:style-name="ce171" table:content-validation-name="val24"/>
          <table:covered-table-cell table:style-name="ce171"/>
          <table:covered-table-cell table:style-name="ce185"/>
          <table:table-cell table:number-columns-repeated="1014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table-cell table:style-name="ce164"/>
          <table:table-cell table:style-name="ce168"/>
          <table:table-cell table:style-name="ce173" table:number-columns-spanned="3" table:number-rows-spanned="1"/>
          <table:covered-table-cell table:style-name="ce178" table:content-validation-name="val24"/>
          <table:covered-table-cell table:style-name="ce181"/>
          <table:table-cell table:style-name="ce187"/>
          <table:table-cell table:number-columns-repeated="1014"/>
        </table:table-row>
        <table:table-row table:style-name="ro16">
          <table:table-cell table:style-name="ce161"/>
          <table:table-cell table:style-name="ce165"/>
          <table:table-cell table:style-name="ce190" office:value-type="string" calcext:value-type="string">
            <text:p>Incubating ID</text:p>
          </table:table-cell>
          <table:table-cell table:style-name="ce194" office:value-type="string" calcext:value-type="string">
            <text:p>Incubation Method</text:p>
          </table:table-cell>
          <table:table-cell table:style-name="ce196" office:value-type="string" calcext:value-type="string">
            <text:p>Washing I ID</text:p>
          </table:table-cell>
          <table:table-cell table:style-name="ce197" office:value-type="string" calcext:value-type="string">
            <text:p>Comment</text:p>
          </table:table-cell>
          <table:table-cell table:style-name="ce188"/>
          <table:table-cell table:style-name="ce161" table:number-columns-repeated="1014"/>
        </table:table-row>
        <table:table-row table:style-name="ro17">
          <table:table-cell/>
          <table:table-cell table:style-name="ce164"/>
          <table:table-cell table:style-name="ce191" office:value-type="string" calcext:value-type="string">
            <text:p>I01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 office:value-type="string" calcext:value-type="string">
            <text:p>WI01</text:p>
          </table:table-cell>
          <table:table-cell table:style-name="ce54"/>
          <table:table-cell table:style-name="ce189"/>
          <table:table-cell table:number-columns-repeated="1014"/>
        </table:table-row>
        <table:table-row table:style-name="ro17">
          <table:table-cell/>
          <table:table-cell table:style-name="ce164"/>
          <table:table-cell table:style-name="ce191" office:value-type="string" calcext:value-type="string">
            <text:p>I02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89"/>
          <table:table-cell table:number-columns-repeated="1014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95" table:content-validation-name="val22"/>
          <table:table-cell table:style-name="ce100" table:content-validation-name="val24"/>
          <table:table-cell table:style-name="ce54"/>
          <table:table-cell table:style-name="ce189"/>
          <table:table-cell table:number-columns-repeated="1014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76" table:content-validation-name="val22"/>
          <table:table-cell table:style-name="ce180" table:content-validation-name="val24"/>
          <table:table-cell table:style-name="ce183"/>
          <table:table-cell table:style-name="ce189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0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1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89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89" table:number-columns-repeated="2"/>
          <table:table-cell table:style-name="ce202" office:value-type="string" calcext:value-type="string" table:number-columns-spanned="10" table:number-rows-spanned="1">
            <text:p>Peptide DB</text:p>
          </table:table-cell>
          <table:covered-table-cell table:style-name="ce202"/>
          <table:covered-table-cell table:number-columns-repeated="7" table:style-name="ce210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1" table:number-columns-repeated="7"/>
          <table:table-cell table:style-name="ce240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2" table:number-columns-spanned="7" table:number-rows-spanned="1"/>
          <table:covered-table-cell table:number-columns-repeated="3" table:style-name="ce222"/>
          <table:covered-table-cell table:style-name="ce230"/>
          <table:covered-table-cell table:number-columns-repeated="2" table:style-name="ce231"/>
          <table:table-cell table:style-name="ce187"/>
          <table:table-cell table:number-columns-repeated="1011"/>
        </table:table-row>
        <table:table-row table:style-name="ro2">
          <table:table-cell table:style-name="ce161"/>
          <table:table-cell table:style-name="ce200" table:number-columns-repeated="2"/>
          <table:table-cell table:style-name="ce203"/>
          <table:table-cell table:style-name="ce206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23" office:value-type="string" calcext:value-type="string">
            <text:p>C-terminus</text:p>
          </table:table-cell>
          <table:table-cell table:style-name="ce223" office:value-type="string" calcext:value-type="string">
            <text:p>Name</text:p>
          </table:table-cell>
          <table:table-cell table:style-name="ce232" office:value-type="string" calcext:value-type="string">
            <text:p>Types</text:p>
          </table:table-cell>
          <table:table-cell table:style-name="ce234" office:value-type="string" calcext:value-type="string">
            <text:p>Comment</text:p>
          </table:table-cell>
          <table:table-cell table:style-name="ce188"/>
          <table:table-cell table:style-name="ce161"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Buffer001</text:p>
          </table:table-cell>
          <table:table-cell table:style-name="ce214" office:value-type="string" calcext:value-type="string">
            <text:p>NA</text:p>
          </table:table-cell>
          <table:table-cell table:number-columns-repeated="3" table:style-name="ce41" office:value-type="string" calcext:value-type="string">
            <text:p>NA</text:p>
          </table:table-cell>
          <table:table-cell table:style-name="ce100"/>
          <table:table-cell table:style-name="ce64" office:value-type="string" calcext:value-type="string">
            <text:p>BUF</text:p>
          </table:table-cell>
          <table:table-cell table:style-name="ce54" office:value-type="string" calcext:value-type="string">
            <text:p>Buffer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Empty</text:p>
          </table:table-cell>
          <table:table-cell table:style-name="ce214" office:value-type="string" calcext:value-type="string">
            <text:p>NA</text:p>
          </table:table-cell>
          <table:table-cell table:number-columns-repeated="3" table:style-name="ce41" office:value-type="string" calcext:value-type="string">
            <text:p>NA</text:p>
          </table:table-cell>
          <table:table-cell table:style-name="ce100"/>
          <table:table-cell table:style-name="ce64" office:value-type="string" calcext:value-type="string">
            <text:p>EMP</text:p>
          </table:table-cell>
          <table:table-cell table:style-name="ce54" office:value-type="string" calcext:value-type="string">
            <text:p>Empty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Dye001</text:p>
          </table:table-cell>
          <table:table-cell table:style-name="ce215"/>
          <table:table-cell table:style-name="ce224" table:number-columns-repeated="3"/>
          <table:table-cell table:style-name="ce224" office:value-type="string" calcext:value-type="string">
            <text:p>DY-634</text:p>
          </table:table-cell>
          <table:table-cell table:style-name="ce64" office:value-type="string" calcext:value-type="string">
            <text:p>REF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1</text:p>
          </table:table-cell>
          <table:table-cell table:style-name="ce215" office:value-type="string" calcext:value-type="string">
            <text:p>KKK</text:p>
          </table:table-cell>
          <table:table-cell table:style-name="ce224"/>
          <table:table-cell table:style-name="ce224" office:value-type="string" calcext:value-type="string">
            <text:p>FYDYDVF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-Lys</text:p>
          </table:table-cell>
          <table:table-cell table:style-name="ce64" office:value-type="string" calcext:value-type="string">
            <text:p>PEP</text:p>
          </table:table-cell>
          <table:table-cell table:style-name="ce235" office:value-type="string" calcext:value-type="string">
            <text:p>Peptide 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2</text:p>
          </table:table-cell>
          <table:table-cell table:style-name="ce215" office:value-type="string" calcext:value-type="string">
            <text:p>KK</text:p>
          </table:table-cell>
          <table:table-cell table:style-name="ce224" office:value-type="string" calcext:value-type="string">
            <text:p>ßAßA</text:p>
          </table:table-cell>
          <table:table-cell table:style-name="ce224" office:value-type="string" calcext:value-type="string">
            <text:p>LGVIWAGGNTN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C-Lys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3</text:p>
          </table:table-cell>
          <table:table-cell table:style-name="ce215"/>
          <table:table-cell table:style-name="ce224"/>
          <table:table-cell table:style-name="ce224" office:value-type="string" calcext:value-type="string">
            <text:p>SGFLLISNGVHWV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4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YDVFYYAMD 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5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GYDVFF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GF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6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PDVFY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P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7</text:p>
          </table:table-cell>
          <table:table-cell table:style-name="ce215" office:value-type="string" calcext:value-type="string">
            <text:p>KKKK</text:p>
          </table:table-cell>
          <table:table-cell table:style-name="ce224"/>
          <table:table-cell table:style-name="ce224" office:value-type="string" calcext:value-type="string">
            <text:p>SGFLLISN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-Lys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8</text:p>
          </table:table-cell>
          <table:table-cell table:style-name="ce216" office:value-type="string" calcext:value-type="string">
            <text:p><text:span text:style-name="T1">KKK</text:span></text:p>
          </table:table-cell>
          <table:table-cell table:style-name="ce225"/>
          <table:table-cell table:style-name="ce225" office:value-type="string" calcext:value-type="string">
            <text:p><text:span text:style-name="T1">FYDP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7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9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LYGYDVF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8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GYDVA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9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1</text:p>
          </table:table-cell>
          <table:table-cell table:style-name="ce216" office:value-type="string" calcext:value-type="string">
            <text:p><text:span text:style-name="T1">DOA-KK</text:span></text:p>
          </table:table-cell>
          <table:table-cell table:style-name="ce225"/>
          <table:table-cell table:style-name="ce225" office:value-type="string" calcext:value-type="string">
            <text:p><text:span text:style-name="T1">FYDY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11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2</text:p>
          </table:table-cell>
          <table:table-cell table:style-name="ce218"/>
          <table:table-cell table:style-name="ce227"/>
          <table:table-cell/>
          <table:table-cell table:style-name="ce227"/>
          <table:table-cell table:style-name="ce227" office:value-type="string" calcext:value-type="string">
            <text:p>Fetuin</text:p>
          </table:table-cell>
          <table:table-cell table:style-name="ce64" office:value-type="string" calcext:value-type="string">
            <text:p>PEP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3</text:p>
          </table:table-cell>
          <table:table-cell table:style-name="ce217" office:value-type="string" calcext:value-type="string">
            <text:p>C-KK</text:p>
          </table:table-cell>
          <table:table-cell table:style-name="ce226"/>
          <table:table-cell table:style-name="ce226" office:value-type="string" calcext:value-type="string">
            <text:p>ARDFYDYDVFYAMD</text:p>
          </table:table-cell>
          <table:table-cell table:style-name="ce226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8" office:value-type="string" calcext:value-type="string">
            <text:p><text:span text:style-name="T1">Peptid Nenad</text:span>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4</text:p>
          </table:table-cell>
          <table:table-cell table:style-name="ce218" office:value-type="string" calcext:value-type="string">
            <text:p>Ahx-KK</text:p>
          </table:table-cell>
          <table:table-cell table:style-name="ce227"/>
          <table:table-cell table:style-name="ce228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0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5</text:p>
          </table:table-cell>
          <table:table-cell table:style-name="ce218" office:value-type="string" calcext:value-type="string">
            <text:p>KK-SG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2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6</text:p>
          </table:table-cell>
          <table:table-cell table:style-name="ce218"/>
          <table:table-cell table:style-name="ce227" office:value-type="string" calcext:value-type="string">
            <text:p>ßAßAßA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3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7</text:p>
          </table:table-cell>
          <table:table-cell table:style-name="ce218"/>
          <table:table-cell table:style-name="ce227" office:value-type="string" calcext:value-type="string">
            <text:p>ßAßAK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4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8</text:p>
          </table:table-cell>
          <table:table-cell table:style-name="ce219" office:value-type="string" calcext:value-type="string">
            <text:p>ßA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5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9</text:p>
          </table:table-cell>
          <table:table-cell table:style-name="ce219" office:value-type="string" calcext:value-type="string">
            <text:p>K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2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DYDVFF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7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A001</text:p>
          </table:table-cell>
          <table:table-cell table:style-name="ce220" office:value-type="string" calcext:value-type="string">
            <text:p>NA</text:p>
          </table:table-cell>
          <table:table-cell table:style-name="ce225" office:value-type="string" calcext:value-type="string">
            <text:p>NA</text:p>
          </table:table-cell>
          <table:table-cell table:style-name="ce64" office:value-type="string" calcext:value-type="string">
            <text:p>NA</text:p>
          </table:table-cell>
          <table:table-cell table:style-name="ce225" office:value-type="string" calcext:value-type="string">
            <text:p>NA</text:p>
          </table:table-cell>
          <table:table-cell table:style-name="ce225" office:value-type="string" calcext:value-type="string">
            <text:p>Anti-Körper </text:p>
          </table:table-cell>
          <table:table-cell table:style-name="ce64" office:value-type="string" calcext:value-type="string">
            <text:p>AB</text:p>
          </table:table-cell>
          <table:table-cell table:style-name="ce236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237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3</text:p>
          </table:table-cell>
          <table:table-cell table:style-name="ce217"/>
          <table:table-cell table:style-name="ce226" table:number-columns-repeated="3"/>
          <table:table-cell table:style-name="ce227"/>
          <table:table-cell table:style-name="ce64" office:value-type="string" calcext:value-type="string">
            <text:p>PEP</text:p>
          </table:table-cell>
          <table:table-cell table:style-name="ce238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4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5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6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7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8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0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3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0</text:p>
          </table:table-cell>
          <table:table-cell table:style-name="ce215"/>
          <table:table-cell table:style-name="ce224"/>
          <table:table-cell/>
          <table:table-cell table:style-name="ce224"/>
          <table:table-cell table:style-name="ce224" office:value-type="string" calcext:value-type="string">
            <text:p>Kloe S </text:p>
          </table:table-cell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1</text:p>
          </table:table-cell>
          <table:table-cell table:style-name="ce215"/>
          <table:table-cell table:style-name="ce224"/>
          <table:table-cell/>
          <table:table-cell table:style-name="ce224"/>
          <table:table-cell table:style-name="ce224" office:value-type="string" calcext:value-type="string">
            <text:p>Kloe A</text:p>
          </table:table-cell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 table:number-rows-repeated="2">
          <table:table-cell/>
          <table:table-cell table:style-name="ce89" table:number-columns-repeated="3"/>
          <table:table-cell table:style-name="ce209"/>
          <table:table-cell table:style-name="ce156"/>
          <table:table-cell table:style-name="ce89" table:number-columns-repeated="4"/>
          <table:table-cell table:style-name="ce233"/>
          <table:table-cell table:style-name="ce156"/>
          <table:table-cell table:style-name="ce89" table:number-columns-repeated="5"/>
          <table:table-cell table:number-columns-repeated="1007"/>
        </table:table-row>
        <table:table-row table:style-name="ro2">
          <table:table-cell/>
          <table:table-cell table:style-name="ce89"/>
          <table:table-cell table:number-columns-repeated="8"/>
          <table:table-cell table:style-name="ce64"/>
          <table:table-cell table:number-columns-repeated="1013"/>
        </table:table-row>
        <table:table-row table:style-name="ro2" table:number-rows-repeated="2">
          <table:table-cell/>
          <table:table-cell table:style-name="ce89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ptideBatch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0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252" table:content-validation-name="val26"/>
          <table:covered-table-cell table:number-columns-repeated="6" table:style-name="ce252"/>
          <table:covered-table-cell table:style-name="ce252" table:content-validation-name="val28"/>
          <table:covered-table-cell table:style-name="ce252" table:content-validation-name="val1"/>
          <table:covered-table-cell table:number-columns-repeated="3" table:style-name="ce252"/>
          <table:covered-table-cell table:style-name="ce271"/>
          <table:table-cell table:style-name="ce275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253" table:content-validation-name="val26"/>
          <table:covered-table-cell table:number-columns-repeated="6" table:style-name="ce253"/>
          <table:covered-table-cell table:style-name="ce253" table:content-validation-name="val28"/>
          <table:covered-table-cell table:style-name="ce253" table:content-validation-name="val1"/>
          <table:covered-table-cell table:number-columns-repeated="3" table:style-name="ce253"/>
          <table:covered-table-cell table:style-name="ce272"/>
          <table:table-cell table:style-name="ce276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254" table:content-validation-name="val27"/>
          <table:table-cell table:style-name="ce254" table:number-columns-repeated="6"/>
          <table:table-cell table:style-name="ce254" table:content-validation-name="val28"/>
          <table:table-cell table:style-name="ce254" table:content-validation-name="val1"/>
          <table:table-cell table:style-name="ce254" table:number-columns-repeated="3"/>
          <table:table-cell table:style-name="ce249"/>
          <table:table-cell table:style-name="ce276"/>
          <table:table-cell table:number-columns-repeated="1007"/>
        </table:table-row>
        <table:table-row table:style-name="ro4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9"/>
          <table:table-cell table:style-name="ce263"/>
          <table:table-cell table:style-name="ce266" office:value-type="string" calcext:value-type="string" table:number-columns-spanned="7" table:number-rows-spanned="1">
            <text:p>Batch</text:p>
          </table:table-cell>
          <table:covered-table-cell table:style-name="ce268" table:content-validation-name="val28"/>
          <table:covered-table-cell table:style-name="ce268" table:content-validation-name="val1"/>
          <table:covered-table-cell table:number-columns-repeated="3" table:style-name="ce268"/>
          <table:covered-table-cell table:style-name="ce273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10">
          <table:table-cell table:style-name="ce243"/>
          <table:table-cell table:style-name="ce246"/>
          <table:table-cell table:style-name="ce213" office:value-type="string" calcext:value-type="string">
            <text:p>Ligand id</text:p>
          </table:table-cell>
          <table:table-cell table:style-name="ce213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61" office:value-type="string" calcext:value-type="string">
            <text:p>C-terminus</text:p>
          </table:table-cell>
          <table:table-cell table:style-name="ce264"/>
          <table:table-cell table:style-name="ce267" office:value-type="string" calcext:value-type="string">
            <text:p>Concentration [mg/ml]</text:p>
          </table:table-cell>
          <table:table-cell table:style-name="ce223" office:value-type="string" calcext:value-type="string">
            <text:p>Buffer</text:p>
          </table:table-cell>
          <table:table-cell table:style-name="ce223" table:content-validation-name="val1" office:value-type="string" calcext:value-type="string">
            <text:p>pH</text:p>
          </table:table-cell>
          <table:table-cell table:style-name="ce223" office:value-type="string" calcext:value-type="string">
            <text:p>Purity (MS)</text:p>
          </table:table-cell>
          <table:table-cell table:style-name="ce223" office:value-type="string" calcext:value-type="string">
            <text:p>Synthesized by</text:p>
          </table:table-cell>
          <table:table-cell table:style-name="ce223" office:value-type="string" calcext:value-type="string">
            <text:p>Synthesization Date</text:p>
          </table:table-cell>
          <table:table-cell table:style-name="ce261" office:value-type="string" calcext:value-type="string">
            <text:p>Comment</text:p>
          </table:table-cell>
          <table:table-cell table:style-name="ce278"/>
          <table:table-cell table:style-name="ce279" table:number-columns-repeated="4"/>
          <table:table-cell table:style-name="ce243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6" office:value-type="string" calcext:value-type="string">
            <text:p>Empty</text:p>
          </table:table-cell>
          <table:table-cell table:style-name="ce260" table:formula="of:=VLOOKUP([.D7];[Peptide.E4:.G38] ;2;0)" office:value-type="string" office:string-value="NA" calcext:value-type="string">
            <text:p>NA</text:p>
          </table:table-cell>
          <table:table-cell table:style-name="ce260" table:formula="of:=VLOOKUP([.D7];[Peptide.E4:.G38] ;3;0)" office:value-type="string" office:string-value="NA" calcext:value-type="string">
            <text:p>NA</text:p>
          </table:table-cell>
          <table:table-cell table:style-name="ce260" table:formula="of:=VLOOKUP([.D7];[Peptide.E4:.I38] ;4;0)" office:value-type="string" office:string-value="NA" calcext:value-type="string">
            <text:p>NA</text:p>
          </table:table-cell>
          <table:table-cell table:style-name="ce262" table:formula="of:=VLOOKUP([.D7];[Peptide.E4:.I38] ;5;0)" office:value-type="string" office:string-value="NA" calcext:value-type="string">
            <text:p>NA</text:p>
          </table:table-cell>
          <table:table-cell table:style-name="ce265"/>
          <table:table-cell table:style-name="ce258" office:value-type="float" office:value="0" calcext:value-type="float">
            <text:p>0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01</text:p>
          </table:table-cell>
          <table:table-cell table:style-name="ce256" table:content-validation-name="val26" office:value-type="string" calcext:value-type="string">
            <text:p>Buffer00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60" table:formula="of:=VLOOKUP([.D9];[Peptide.E6:.G40] ;2;0)" office:value-type="float" office:value="0" calcext:value-type="float">
            <text:p/>
          </table:table-cell>
          <table:table-cell table:style-name="ce260" table:formula="of:=VLOOKUP([.D9];[Peptide.E6:.H40] ;3;0)" office:value-type="float" office:value="0" calcext:value-type="float">
            <text:p/>
          </table:table-cell>
          <table:table-cell table:style-name="ce260" table:formula="of:=VLOOKUP([.D9];[Peptide.E6:.I40] ;4;0)" office:value-type="float" office:value="0" calcext:value-type="float">
            <text:p/>
          </table:table-cell>
          <table:table-cell table:style-name="ce262" table:formula="of:=VLOOKUP([.D9];[Peptide.E6:.J40] ;5;0)" office:value-type="float" office:value="0" calcext:value-type="float">
            <text:p/>
          </table:table-cell>
          <table:table-cell table:style-name="ce265"/>
          <table:table-cell table:style-name="ce195" office:value-type="float" office:value="0.1" calcext:value-type="float">
            <text:p>0.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70" table:content-validation-name="val30" office:value-type="date" office:date-value="2017-05-09" calcext:value-type="date">
            <text:p>05/09/17</text:p>
          </table:table-cell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60" table:formula="of:=VLOOKUP([.D10];[Peptide.E6:.G40] ;2;0)" office:value-type="string" office:string-value="KKK" calcext:value-type="string">
            <text:p>KKK</text:p>
          </table:table-cell>
          <table:table-cell table:style-name="ce260" table:formula="of:=VLOOKUP([.D10];[Peptide.E6:.G40] ;3;0)" office:value-type="float" office:value="0" calcext:value-type="float">
            <text:p/>
          </table:table-cell>
          <table:table-cell table:style-name="ce260" table:formula="of:=VLOOKUP([.D10];[Peptide.E6:.I40] ;4;0)" office:value-type="string" office:string-value="FYDYDVFY" calcext:value-type="string">
            <text:p>FYDYDVFY</text:p>
          </table:table-cell>
          <table:table-cell table:style-name="ce262" table:formula="of:=VLOOKUP([.D10];[Peptide.E6:.I40] ;5;0)" office:value-type="string" office:string-value="amide" calcext:value-type="string">
            <text:p>amide</text:p>
          </table:table-cell>
          <table:table-cell table:style-name="ce265"/>
          <table:table-cell table:style-name="ce195" office:value-type="float" office:value="1" calcext:value-type="float">
            <text:p>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70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60" table:formula="of:=VLOOKUP([.D11];[Peptide.E7:.G41] ;2;0)" office:value-type="string" office:string-value="KKK" calcext:value-type="string">
            <text:p>KKK</text:p>
          </table:table-cell>
          <table:table-cell table:style-name="ce260" table:formula="of:=VLOOKUP([.D11];[Peptide.E7:.G41] ;3;0)" office:value-type="float" office:value="0" calcext:value-type="float">
            <text:p/>
          </table:table-cell>
          <table:table-cell table:style-name="ce260" table:formula="of:=VLOOKUP([.D11];[Peptide.E7:.I41] ;4;0)" office:value-type="string" office:string-value="FYDPDVFY" calcext:value-type="string">
            <text:p>FYDPDVFY</text:p>
          </table:table-cell>
          <table:table-cell table:style-name="ce262" table:formula="of:=VLOOKUP([.D11];[Peptide.E7:.I41] ;5;0)" office:value-type="string" office:string-value="amide" calcext:value-type="string">
            <text:p>amide</text:p>
          </table:table-cell>
          <table:table-cell table:style-name="ce265"/>
          <table:table-cell table:style-name="ce195" office:value-type="float" office:value="1" calcext:value-type="float">
            <text:p>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70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60" table:formula="of:=VLOOKUP([.D12];[Peptide.E8:.G42] ;2;0)" office:value-type="string" office:string-value="KKK" calcext:value-type="string">
            <text:p>KKK</text:p>
          </table:table-cell>
          <table:table-cell table:style-name="ce260" table:formula="of:=VLOOKUP([.D12];[Peptide.E8:.G42] ;3;0)" office:value-type="float" office:value="0" calcext:value-type="float">
            <text:p/>
          </table:table-cell>
          <table:table-cell table:style-name="ce260" table:formula="of:=VLOOKUP([.D12];[Peptide.E8:.I42] ;4;0)" office:value-type="string" office:string-value="LYGYDVFF" calcext:value-type="string">
            <text:p>LYGYDVFF</text:p>
          </table:table-cell>
          <table:table-cell table:style-name="ce262" table:formula="of:=VLOOKUP([.D12];[Peptide.E8:.I42] ;5;0)" office:value-type="string" office:string-value="amide" calcext:value-type="string">
            <text:p>amide</text:p>
          </table:table-cell>
          <table:table-cell table:style-name="ce265"/>
          <table:table-cell table:style-name="ce195" office:value-type="float" office:value="1" calcext:value-type="float">
            <text:p>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60" table:formula="of:=VLOOKUP([.D13];[Peptide.E9:.G43] ;2;0)" office:value-type="string" office:string-value="KKK" calcext:value-type="string">
            <text:p>KKK</text:p>
          </table:table-cell>
          <table:table-cell table:style-name="ce260" table:formula="of:=VLOOKUP([.D13];[Peptide.E9:.G43] ;3;0)" office:value-type="float" office:value="0" calcext:value-type="float">
            <text:p/>
          </table:table-cell>
          <table:table-cell table:style-name="ce260" table:formula="of:=VLOOKUP([.D13];[Peptide.E9:.I43] ;4;0)" office:value-type="string" office:string-value="FYGYDVAF" calcext:value-type="string">
            <text:p>FYGYDVAF</text:p>
          </table:table-cell>
          <table:table-cell table:style-name="ce262" table:formula="of:=VLOOKUP([.D13];[Peptide.E9:.I43] ;5;0)" office:value-type="string" office:string-value="amide" calcext:value-type="string">
            <text:p>amide</text:p>
          </table:table-cell>
          <table:table-cell table:style-name="ce265"/>
          <table:table-cell table:style-name="ce195" office:value-type="float" office:value="1" calcext:value-type="float">
            <text:p>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60" table:formula="of:=VLOOKUP([.D14];[Peptide.E10:.G44] ;2;0)" office:value-type="string" office:string-value="DOA-KK" calcext:value-type="string">
            <text:p>DOA-KK</text:p>
          </table:table-cell>
          <table:table-cell table:style-name="ce260" table:formula="of:=VLOOKUP([.D14];[Peptide.E10:.G44] ;3;0)" office:value-type="float" office:value="0" calcext:value-type="float">
            <text:p/>
          </table:table-cell>
          <table:table-cell table:style-name="ce260" table:formula="of:=VLOOKUP([.D14];[Peptide.E10:.I44] ;4;0)" office:value-type="string" office:string-value="FYDYDVFY" calcext:value-type="string">
            <text:p>FYDYDVFY</text:p>
          </table:table-cell>
          <table:table-cell table:style-name="ce262" table:formula="of:=VLOOKUP([.D14];[Peptide.E10:.I44] ;5;0)" office:value-type="string" office:string-value="amide" calcext:value-type="string">
            <text:p>amide</text:p>
          </table:table-cell>
          <table:table-cell table:style-name="ce265"/>
          <table:table-cell table:style-name="ce195" office:value-type="float" office:value="1" calcext:value-type="float">
            <text:p>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1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60" table:formula="of:=VLOOKUP([.D15];[Peptide.E11:.G45] ;2;0)" office:value-type="string" office:string-value="C-KK" calcext:value-type="string">
            <text:p>C-KK</text:p>
          </table:table-cell>
          <table:table-cell table:style-name="ce260" table:formula="of:=VLOOKUP([.D15];[Peptide.E11:.G45] ;3;0)" office:value-type="float" office:value="0" calcext:value-type="float">
            <text:p/>
          </table:table-cell>
          <table:table-cell table:style-name="ce260" table:formula="of:=VLOOKUP([.D15];[Peptide.E11:.I45] ;4;0)" office:value-type="string" office:string-value="ARDFYDYDVFYAMD" calcext:value-type="string">
            <text:p>ARDFYDYDVFYAMD</text:p>
          </table:table-cell>
          <table:table-cell table:style-name="ce262" table:formula="of:=VLOOKUP([.D15];[Peptide.E11:.I45] ;5;0)" office:value-type="string" office:string-value="amide" calcext:value-type="string">
            <text:p>amide</text:p>
          </table:table-cell>
          <table:table-cell table:style-name="ce265"/>
          <table:table-cell table:style-name="ce195" table:formula="of:=0.7/10" office:value-type="float" office:value="0.07" calcext:value-type="float">
            <text:p>0.07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6" office:value-type="string" calcext:value-type="string">
            <text:p>P1</text:p>
          </table:table-cell>
          <table:table-cell table:style-name="ce260" table:formula="of:=VLOOKUP([.D16];[Peptide.E1:.G47] ;2;0)" office:value-type="float" office:value="0" calcext:value-type="float">
            <text:p/>
          </table:table-cell>
          <table:table-cell table:style-name="ce260" table:formula="of:=VLOOKUP([.D16];[Peptide.E13:.G47] ;3;0)" office:value-type="float" office:value="0" calcext:value-type="float">
            <text:p/>
          </table:table-cell>
          <table:table-cell table:style-name="ce260" table:formula="of:=VLOOKUP([.D16];[Peptide.E13:.I47] ;4;0)" office:value-type="float" office:value="0" calcext:value-type="float">
            <text:p/>
          </table:table-cell>
          <table:table-cell table:style-name="ce262" table:formula="of:=VLOOKUP([.D16];[Peptide.E13:.I47] ;5;0)" office:value-type="float" office:value="0" calcext:value-type="float">
            <text:p/>
          </table:table-cell>
          <table:table-cell table:style-name="ce265"/>
          <table:table-cell table:style-name="ce258"/>
          <table:table-cell table:number-columns-repeated="2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6" office:value-type="string" calcext:value-type="string">
            <text:p>P3</text:p>
          </table:table-cell>
          <table:table-cell table:style-name="ce260" table:formula="of:=VLOOKUP([.D17];[Peptide.E$1:.F$1048576] ;2;0)" office:value-type="float" office:value="0" calcext:value-type="float">
            <text:p/>
          </table:table-cell>
          <table:table-cell table:style-name="ce260" table:formula="of:=VLOOKUP([.D17];[Peptide.E14:.G48] ;3;0)" office:value-type="float" office:value="0" calcext:value-type="float">
            <text:p/>
          </table:table-cell>
          <table:table-cell table:style-name="ce260" table:formula="of:=VLOOKUP([.D17];[Peptide.E14:.I48] ;4;0)" office:value-type="float" office:value="0" calcext:value-type="float">
            <text:p/>
          </table:table-cell>
          <table:table-cell table:style-name="ce262" table:formula="of:=VLOOKUP([.D17];[Peptide.E14:.I48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6" office:value-type="string" calcext:value-type="string">
            <text:p>P4</text:p>
          </table:table-cell>
          <table:table-cell table:style-name="ce260" table:formula="of:=VLOOKUP([.D18];[Peptide.E15:.G49] ;2;0)" office:value-type="float" office:value="0" calcext:value-type="float">
            <text:p/>
          </table:table-cell>
          <table:table-cell table:style-name="ce260" table:formula="of:=VLOOKUP([.D18];[Peptide.E15:.G49] ;3;0)" office:value-type="float" office:value="0" calcext:value-type="float">
            <text:p/>
          </table:table-cell>
          <table:table-cell table:style-name="ce260" table:formula="of:=VLOOKUP([.D18];[Peptide.E15:.I49] ;4;0)" office:value-type="float" office:value="0" calcext:value-type="float">
            <text:p/>
          </table:table-cell>
          <table:table-cell table:style-name="ce262" table:formula="of:=VLOOKUP([.D18];[Peptide.E15:.I49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6" office:value-type="string" calcext:value-type="string">
            <text:p>P5</text:p>
          </table:table-cell>
          <table:table-cell table:style-name="ce260" table:formula="of:=VLOOKUP([.D19];[Peptide.E16:.G50] ;2;0)" office:value-type="float" office:value="0" calcext:value-type="float">
            <text:p/>
          </table:table-cell>
          <table:table-cell table:style-name="ce260" table:formula="of:=VLOOKUP([.D19];[Peptide.E16:.G50] ;3;0)" office:value-type="float" office:value="0" calcext:value-type="float">
            <text:p/>
          </table:table-cell>
          <table:table-cell table:style-name="ce260" table:formula="of:=VLOOKUP([.D19];[Peptide.E16:.I50] ;4;0)" office:value-type="float" office:value="0" calcext:value-type="float">
            <text:p/>
          </table:table-cell>
          <table:table-cell table:style-name="ce262" table:formula="of:=VLOOKUP([.D19];[Peptide.E16:.I50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6" office:value-type="string" calcext:value-type="string">
            <text:p>P6</text:p>
          </table:table-cell>
          <table:table-cell table:style-name="ce260" table:formula="of:=VLOOKUP([.D20];[Peptide.E17:.G51] ;2;0)" office:value-type="float" office:value="0" calcext:value-type="float">
            <text:p/>
          </table:table-cell>
          <table:table-cell table:style-name="ce260" table:formula="of:=VLOOKUP([.D20];[Peptide.E17:.G51] ;3;0)" office:value-type="float" office:value="0" calcext:value-type="float">
            <text:p/>
          </table:table-cell>
          <table:table-cell table:style-name="ce260" table:formula="of:=VLOOKUP([.D20];[Peptide.E17:.I51] ;4;0)" office:value-type="float" office:value="0" calcext:value-type="float">
            <text:p/>
          </table:table-cell>
          <table:table-cell table:style-name="ce262" table:formula="of:=VLOOKUP([.D20];[Peptide.E17:.I51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6" office:value-type="string" calcext:value-type="string">
            <text:p>P7</text:p>
          </table:table-cell>
          <table:table-cell table:style-name="ce260" table:formula="of:=VLOOKUP([.D21];[Peptide.E18:.G52] ;2;0)" office:value-type="float" office:value="0" calcext:value-type="float">
            <text:p/>
          </table:table-cell>
          <table:table-cell table:style-name="ce260" table:formula="of:=VLOOKUP([.D21];[Peptide.E18:.G52] ;3;0)" office:value-type="float" office:value="0" calcext:value-type="float">
            <text:p/>
          </table:table-cell>
          <table:table-cell table:style-name="ce260" table:formula="of:=VLOOKUP([.D21];[Peptide.E18:.I52] ;4;0)" office:value-type="float" office:value="0" calcext:value-type="float">
            <text:p/>
          </table:table-cell>
          <table:table-cell table:style-name="ce262" table:formula="of:=VLOOKUP([.D21];[Peptide.E18:.I52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6" office:value-type="string" calcext:value-type="string">
            <text:p>P8</text:p>
          </table:table-cell>
          <table:table-cell table:style-name="ce260" table:formula="of:=VLOOKUP([.D22];[Peptide.E19:.G53] ;2;0)" office:value-type="float" office:value="0" calcext:value-type="float">
            <text:p/>
          </table:table-cell>
          <table:table-cell table:style-name="ce260" table:formula="of:=VLOOKUP([.D22];[Peptide.E19:.G53] ;3;0)" office:value-type="float" office:value="0" calcext:value-type="float">
            <text:p/>
          </table:table-cell>
          <table:table-cell table:style-name="ce260" table:formula="of:=VLOOKUP([.D22];[Peptide.E19:.I53] ;4;0)" office:value-type="float" office:value="0" calcext:value-type="float">
            <text:p/>
          </table:table-cell>
          <table:table-cell table:style-name="ce262" table:formula="of:=VLOOKUP([.D22];[Peptide.E19:.I53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6" office:value-type="string" calcext:value-type="string">
            <text:p>P10</text:p>
          </table:table-cell>
          <table:table-cell table:style-name="ce260" table:formula="of:=VLOOKUP([.D23];[Peptide.E20:.G54] ;2;0)" office:value-type="float" office:value="0" calcext:value-type="float">
            <text:p/>
          </table:table-cell>
          <table:table-cell table:style-name="ce260" table:formula="of:=VLOOKUP([.D23];[Peptide.E20:.G54] ;3;0)" office:value-type="float" office:value="0" calcext:value-type="float">
            <text:p/>
          </table:table-cell>
          <table:table-cell table:style-name="ce260" table:formula="of:=VLOOKUP([.D23];[Peptide.E20:.I54] ;4;0)" office:value-type="float" office:value="0" calcext:value-type="float">
            <text:p/>
          </table:table-cell>
          <table:table-cell table:style-name="ce262" table:formula="of:=VLOOKUP([.D23];[Peptide.E20:.I54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6" office:value-type="string" calcext:value-type="string">
            <text:p>P13</text:p>
          </table:table-cell>
          <table:table-cell table:style-name="ce260" table:formula="of:=VLOOKUP([.D24];[Peptide.E21:.G55] ;2;0)" office:value-type="float" office:value="0" calcext:value-type="float">
            <text:p/>
          </table:table-cell>
          <table:table-cell table:style-name="ce260" table:formula="of:=VLOOKUP([.D24];[Peptide.E21:.G55] ;3;0)" office:value-type="float" office:value="0" calcext:value-type="float">
            <text:p/>
          </table:table-cell>
          <table:table-cell table:style-name="ce260" table:formula="of:=VLOOKUP([.D24];[Peptide.E21:.I55] ;4;0)" office:value-type="float" office:value="0" calcext:value-type="float">
            <text:p/>
          </table:table-cell>
          <table:table-cell table:style-name="ce262" table:formula="of:=VLOOKUP([.D24];[Peptide.E21:.I55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60" table:formula="of:=VLOOKUP([.D25];[Peptide.E22:.G56] ;2;0)" office:value-type="string" office:string-value="NA" calcext:value-type="string">
            <text:p>NA</text:p>
          </table:table-cell>
          <table:table-cell table:style-name="ce260" table:formula="of:=VLOOKUP([.D25];[Peptide.E22:.G56] ;3;0)" office:value-type="string" office:string-value="NA" calcext:value-type="string">
            <text:p>NA</text:p>
          </table:table-cell>
          <table:table-cell table:style-name="ce260" table:formula="of:=VLOOKUP([.D25];[Peptide.E22:.I56] ;4;0)" office:value-type="string" office:string-value="NA" calcext:value-type="string">
            <text:p>NA</text:p>
          </table:table-cell>
          <table:table-cell table:style-name="ce262" table:formula="of:=VLOOKUP([.D25];[Peptide.E22:.I56] ;5;0)" office:value-type="string" office:string-value="NA" calcext:value-type="string">
            <text:p>NA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60" table:formula="of:=VLOOKUP([.D26];[Peptide.E23:.G57] ;2;0)" office:value-type="string" office:string-value="NA" calcext:value-type="string">
            <text:p>NA</text:p>
          </table:table-cell>
          <table:table-cell table:style-name="ce260" table:formula="of:=VLOOKUP([.D26];[Peptide.E23:.G57] ;3;0)" office:value-type="string" office:string-value="NA" calcext:value-type="string">
            <text:p>NA</text:p>
          </table:table-cell>
          <table:table-cell table:style-name="ce260" table:formula="of:=VLOOKUP([.D26];[Peptide.E23:.I57] ;4;0)" office:value-type="string" office:string-value="NA" calcext:value-type="string">
            <text:p>NA</text:p>
          </table:table-cell>
          <table:table-cell table:style-name="ce262" table:formula="of:=VLOOKUP([.D26];[Peptide.E23:.I57] ;5;0)" office:value-type="string" office:string-value="NA" calcext:value-type="string">
            <text:p>NA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60" table:formula="of:=VLOOKUP([.D27];[Peptide.E24:.G58] ;2;0)" office:value-type="string" office:string-value="NA" calcext:value-type="string">
            <text:p>NA</text:p>
          </table:table-cell>
          <table:table-cell table:style-name="ce260" table:formula="of:=VLOOKUP([.D27];[Peptide.E24:.G58] ;3;0)" office:value-type="string" office:string-value="NA" calcext:value-type="string">
            <text:p>NA</text:p>
          </table:table-cell>
          <table:table-cell table:style-name="ce260" table:formula="of:=VLOOKUP([.D27];[Peptide.E24:.I58] ;4;0)" office:value-type="string" office:string-value="NA" calcext:value-type="string">
            <text:p>NA</text:p>
          </table:table-cell>
          <table:table-cell table:style-name="ce262" table:formula="of:=VLOOKUP([.D27];[Peptide.E24:.I58] ;5;0)" office:value-type="string" office:string-value="NA" calcext:value-type="string">
            <text:p>NA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60" table:formula="of:=VLOOKUP([.D28];[Peptide.E1:.G59] ;2;0)" office:value-type="float" office:value="0" calcext:value-type="float">
            <text:p/>
          </table:table-cell>
          <table:table-cell table:style-name="ce260" table:formula="of:=VLOOKUP([.D28];[Peptide.E2:.G59] ;3;0)" office:value-type="float" office:value="0" calcext:value-type="float">
            <text:p/>
          </table:table-cell>
          <table:table-cell table:style-name="ce260" table:formula="of:=VLOOKUP([.D28];[Peptide.E2:.I59] ;4;0)" office:value-type="float" office:value="0" calcext:value-type="float">
            <text:p/>
          </table:table-cell>
          <table:table-cell table:style-name="ce262" table:formula="of:=VLOOKUP([.D28];[Peptide.E2:.I59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60" table:formula="of:=VLOOKUP([.D29];[Peptide.E2:.G60] ;2;0)" office:value-type="float" office:value="0" calcext:value-type="float">
            <text:p/>
          </table:table-cell>
          <table:table-cell table:style-name="ce260" table:formula="of:=VLOOKUP([.D29];[Peptide.E3:.G60] ;3;0)" office:value-type="float" office:value="0" calcext:value-type="float">
            <text:p/>
          </table:table-cell>
          <table:table-cell table:style-name="ce260" table:formula="of:=VLOOKUP([.D29];[Peptide.E3:.I60] ;4;0)" office:value-type="float" office:value="0" calcext:value-type="float">
            <text:p/>
          </table:table-cell>
          <table:table-cell table:style-name="ce262" table:formula="of:=VLOOKUP([.D29];[Peptide.E3:.I60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60" table:formula="of:=VLOOKUP([.D30];[Peptide.E3:.G61] ;2;0)" office:value-type="float" office:value="0" calcext:value-type="float">
            <text:p/>
          </table:table-cell>
          <table:table-cell table:style-name="ce260" table:formula="of:=VLOOKUP([.D30];[Peptide.E4:.G61] ;3;0)" office:value-type="float" office:value="0" calcext:value-type="float">
            <text:p/>
          </table:table-cell>
          <table:table-cell table:style-name="ce260" table:formula="of:=VLOOKUP([.D30];[Peptide.E4:.I61] ;4;0)" office:value-type="float" office:value="0" calcext:value-type="float">
            <text:p/>
          </table:table-cell>
          <table:table-cell table:style-name="ce262" table:formula="of:=VLOOKUP([.D30];[Peptide.E4:.I61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60" table:formula="of:=VLOOKUP([.D31];[Peptide.E4:.G62] ;2;0)" office:value-type="string" office:string-value="C-KK" calcext:value-type="string">
            <text:p>C-KK</text:p>
          </table:table-cell>
          <table:table-cell table:style-name="ce260" table:formula="of:=VLOOKUP([.D31];[Peptide.E5:.G62] ;3;0)" office:value-type="float" office:value="0" calcext:value-type="float">
            <text:p/>
          </table:table-cell>
          <table:table-cell table:style-name="ce260" table:formula="of:=VLOOKUP([.D31];[Peptide.E5:.I62] ;4;0)" office:value-type="string" office:string-value="ARDFYDYDVFYAMD" calcext:value-type="string">
            <text:p>ARDFYDYDVFYAMD</text:p>
          </table:table-cell>
          <table:table-cell table:style-name="ce262" table:formula="of:=VLOOKUP([.D31];[Peptide.E5:.I6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60" table:formula="of:=VLOOKUP([.D32];[Peptide.E5:.G63] ;2;0)" office:value-type="string" office:string-value="C-KK" calcext:value-type="string">
            <text:p>C-KK</text:p>
          </table:table-cell>
          <table:table-cell table:style-name="ce260" table:formula="of:=VLOOKUP([.D32];[Peptide.E6:.G63] ;3;0)" office:value-type="float" office:value="0" calcext:value-type="float">
            <text:p/>
          </table:table-cell>
          <table:table-cell table:style-name="ce260" table:formula="of:=VLOOKUP([.D32];[Peptide.E6:.I63] ;4;0)" office:value-type="string" office:string-value="ARDFYDYDVFYAMD" calcext:value-type="string">
            <text:p>ARDFYDYDVFYAMD</text:p>
          </table:table-cell>
          <table:table-cell table:style-name="ce262" table:formula="of:=VLOOKUP([.D32];[Peptide.E6:.I63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60" table:formula="of:=VLOOKUP([.D33];[Peptide.E6:.G64] ;2;0)" office:value-type="string" office:string-value="C-KK" calcext:value-type="string">
            <text:p>C-KK</text:p>
          </table:table-cell>
          <table:table-cell table:style-name="ce260" table:formula="of:=VLOOKUP([.D33];[Peptide.E7:.G64] ;3;0)" office:value-type="float" office:value="0" calcext:value-type="float">
            <text:p/>
          </table:table-cell>
          <table:table-cell table:style-name="ce260" table:formula="of:=VLOOKUP([.D33];[Peptide.E7:.I64] ;4;0)" office:value-type="string" office:string-value="ARDFYDYDVFYAMD" calcext:value-type="string">
            <text:p>ARDFYDYDVFYAMD</text:p>
          </table:table-cell>
          <table:table-cell table:style-name="ce262" table:formula="of:=VLOOKUP([.D33];[Peptide.E7:.I6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60" table:formula="of:=VLOOKUP([.D34];[Peptide.E7:.G65] ;2;0)" office:value-type="float" office:value="0" calcext:value-type="float">
            <text:p/>
          </table:table-cell>
          <table:table-cell table:style-name="ce260" table:formula="of:=VLOOKUP([.D34];[Peptide.E8:.G65] ;3;0)" office:value-type="float" office:value="0" calcext:value-type="float">
            <text:p/>
          </table:table-cell>
          <table:table-cell table:style-name="ce260" table:formula="of:=VLOOKUP([.D34];[Peptide.E8:.I65] ;4;0)" office:value-type="float" office:value="0" calcext:value-type="float">
            <text:p/>
          </table:table-cell>
          <table:table-cell table:style-name="ce262" table:formula="of:=VLOOKUP([.D34];[Peptide.E8:.I65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60" table:formula="of:=VLOOKUP([.D35];[Peptide.E8:.G66] ;2;0)" office:value-type="float" office:value="0" calcext:value-type="float">
            <text:p/>
          </table:table-cell>
          <table:table-cell table:style-name="ce260" table:formula="of:=VLOOKUP([.D35];[Peptide.E9:.G66] ;3;0)" office:value-type="float" office:value="0" calcext:value-type="float">
            <text:p/>
          </table:table-cell>
          <table:table-cell table:style-name="ce260" table:formula="of:=VLOOKUP([.D35];[Peptide.E9:.I66] ;4;0)" office:value-type="float" office:value="0" calcext:value-type="float">
            <text:p/>
          </table:table-cell>
          <table:table-cell table:style-name="ce262" table:formula="of:=VLOOKUP([.D35];[Peptide.E9:.I66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60" table:formula="of:=VLOOKUP([.D36];[Peptide.E9:.G67] ;2;0)" office:value-type="float" office:value="0" calcext:value-type="float">
            <text:p/>
          </table:table-cell>
          <table:table-cell table:style-name="ce260" table:formula="of:=VLOOKUP([.D36];[Peptide.E10:.G67] ;3;0)" office:value-type="float" office:value="0" calcext:value-type="float">
            <text:p/>
          </table:table-cell>
          <table:table-cell table:style-name="ce260" table:formula="of:=VLOOKUP([.D36];[Peptide.E10:.I67] ;4;0)" office:value-type="float" office:value="0" calcext:value-type="float">
            <text:p/>
          </table:table-cell>
          <table:table-cell table:style-name="ce262" table:formula="of:=VLOOKUP([.D36];[Peptide.E10:.I67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60" table:formula="of:=VLOOKUP([.D37];[Peptide.E10:.G68] ;2;0)" office:value-type="float" office:value="0" calcext:value-type="float">
            <text:p/>
          </table:table-cell>
          <table:table-cell table:style-name="ce260" table:formula="of:=VLOOKUP([.D37];[Peptide.E11:.G68] ;3;0)" office:value-type="float" office:value="0" calcext:value-type="float">
            <text:p/>
          </table:table-cell>
          <table:table-cell table:style-name="ce260" table:formula="of:=VLOOKUP([.D37];[Peptide.E11:.I68] ;4;0)" office:value-type="float" office:value="0" calcext:value-type="float">
            <text:p/>
          </table:table-cell>
          <table:table-cell table:style-name="ce262" table:formula="of:=VLOOKUP([.D37];[Peptide.E11:.I68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60" table:formula="of:=VLOOKUP([.D38];[Peptide.E11:.G69] ;2;0)" office:value-type="float" office:value="0" calcext:value-type="float">
            <text:p/>
          </table:table-cell>
          <table:table-cell table:style-name="ce260" table:formula="of:=VLOOKUP([.D38];[Peptide.E12:.G69] ;3;0)" office:value-type="float" office:value="0" calcext:value-type="float">
            <text:p/>
          </table:table-cell>
          <table:table-cell table:style-name="ce260" table:formula="of:=VLOOKUP([.D38];[Peptide.E12:.I69] ;4;0)" office:value-type="float" office:value="0" calcext:value-type="float">
            <text:p/>
          </table:table-cell>
          <table:table-cell table:style-name="ce262" table:formula="of:=VLOOKUP([.D38];[Peptide.E12:.I69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60" table:formula="of:=VLOOKUP([.D39];[Peptide.E12:.G70] ;2;0)" office:value-type="float" office:value="0" calcext:value-type="float">
            <text:p/>
          </table:table-cell>
          <table:table-cell table:style-name="ce260" table:formula="of:=VLOOKUP([.D39];[Peptide.E13:.G70] ;3;0)" office:value-type="float" office:value="0" calcext:value-type="float">
            <text:p/>
          </table:table-cell>
          <table:table-cell table:style-name="ce260" table:formula="of:=VLOOKUP([.D39];[Peptide.E13:.I70] ;4;0)" office:value-type="float" office:value="0" calcext:value-type="float">
            <text:p/>
          </table:table-cell>
          <table:table-cell table:style-name="ce262" table:formula="of:=VLOOKUP([.D39];[Peptide.E13:.I70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60" table:formula="of:=VLOOKUP([.D40];[Peptide.E1:.G71] ;2;0)" office:value-type="float" office:value="0" calcext:value-type="float">
            <text:p/>
          </table:table-cell>
          <table:table-cell table:style-name="ce260" table:formula="of:=VLOOKUP([.D40];[Peptide.E1:.G71] ;3;0)" office:value-type="float" office:value="0" calcext:value-type="float">
            <text:p/>
          </table:table-cell>
          <table:table-cell table:style-name="ce260" table:formula="of:=VLOOKUP([.D40];[Peptide.E1:.I71] ;4;0)" office:value-type="float" office:value="0" calcext:value-type="float">
            <text:p/>
          </table:table-cell>
          <table:table-cell table:style-name="ce262" table:formula="of:=VLOOKUP([.D40];[Peptide.E1:.I71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60" table:formula="of:=VLOOKUP([.D41];[Peptide.E2:.G72] ;2;0)" office:value-type="float" office:value="0" calcext:value-type="float">
            <text:p/>
          </table:table-cell>
          <table:table-cell table:style-name="ce260" table:formula="of:=VLOOKUP([.D41];[Peptide.E2:.G72] ;3;0)" office:value-type="float" office:value="0" calcext:value-type="float">
            <text:p/>
          </table:table-cell>
          <table:table-cell table:style-name="ce260" table:formula="of:=VLOOKUP([.D41];[Peptide.E2:.I72] ;4;0)" office:value-type="float" office:value="0" calcext:value-type="float">
            <text:p/>
          </table:table-cell>
          <table:table-cell table:style-name="ce262" table:formula="of:=VLOOKUP([.D41];[Peptide.E2:.I72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60" table:formula="of:=VLOOKUP([.D42];[Peptide.E3:.G73] ;2;0)" office:value-type="float" office:value="0" calcext:value-type="float">
            <text:p/>
          </table:table-cell>
          <table:table-cell table:style-name="ce260" table:formula="of:=VLOOKUP([.D42];[Peptide.E3:.G73] ;3;0)" office:value-type="float" office:value="0" calcext:value-type="float">
            <text:p/>
          </table:table-cell>
          <table:table-cell table:style-name="ce260" table:formula="of:=VLOOKUP([.D42];[Peptide.E3:.I73] ;4;0)" office:value-type="float" office:value="0" calcext:value-type="float">
            <text:p/>
          </table:table-cell>
          <table:table-cell table:style-name="ce262" table:formula="of:=VLOOKUP([.D42];[Peptide.E3:.I73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60" table:formula="of:=VLOOKUP([.D43];[Peptide.E4:.G74] ;2;0)" office:value-type="string" office:string-value="KKK" calcext:value-type="string">
            <text:p>KKK</text:p>
          </table:table-cell>
          <table:table-cell table:style-name="ce260" table:formula="of:=VLOOKUP([.D43];[Peptide.E4:.G74] ;3;0)" office:value-type="float" office:value="0" calcext:value-type="float">
            <text:p/>
          </table:table-cell>
          <table:table-cell table:style-name="ce260" table:formula="of:=VLOOKUP([.D43];[Peptide.E4:.I74] ;4;0)" office:value-type="string" office:string-value="FYDYDVFY" calcext:value-type="string">
            <text:p>FYDYDVFY</text:p>
          </table:table-cell>
          <table:table-cell table:style-name="ce262" table:formula="of:=VLOOKUP([.D43];[Peptide.E4:.I7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60" table:formula="of:=VLOOKUP([.D44];[Peptide.E5:.G75] ;2;0)" office:value-type="string" office:string-value="KKK" calcext:value-type="string">
            <text:p>KKK</text:p>
          </table:table-cell>
          <table:table-cell table:style-name="ce260" table:formula="of:=VLOOKUP([.D44];[Peptide.E5:.G75] ;3;0)" office:value-type="float" office:value="0" calcext:value-type="float">
            <text:p/>
          </table:table-cell>
          <table:table-cell table:style-name="ce260" table:formula="of:=VLOOKUP([.D44];[Peptide.E5:.I75] ;4;0)" office:value-type="string" office:string-value="FYDYDVFY" calcext:value-type="string">
            <text:p>FYDYDVFY</text:p>
          </table:table-cell>
          <table:table-cell table:style-name="ce262" table:formula="of:=VLOOKUP([.D44];[Peptide.E5:.I75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60" table:formula="of:=VLOOKUP([.D45];[Peptide.E6:.G76] ;2;0)" office:value-type="string" office:string-value="KKK" calcext:value-type="string">
            <text:p>KKK</text:p>
          </table:table-cell>
          <table:table-cell table:style-name="ce260" table:formula="of:=VLOOKUP([.D45];[Peptide.E6:.G76] ;3;0)" office:value-type="float" office:value="0" calcext:value-type="float">
            <text:p/>
          </table:table-cell>
          <table:table-cell table:style-name="ce260" table:formula="of:=VLOOKUP([.D45];[Peptide.E6:.I76] ;4;0)" office:value-type="string" office:string-value="FYDYDVFY" calcext:value-type="string">
            <text:p>FYDYDVFY</text:p>
          </table:table-cell>
          <table:table-cell table:style-name="ce262" table:formula="of:=VLOOKUP([.D45];[Peptide.E6:.I76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60" table:formula="of:=VLOOKUP([.D46];[Peptide.E7:.G77] ;2;0)" office:value-type="string" office:string-value="KKK" calcext:value-type="string">
            <text:p>KKK</text:p>
          </table:table-cell>
          <table:table-cell table:style-name="ce260" table:formula="of:=VLOOKUP([.D46];[Peptide.E7:.G77] ;3;0)" office:value-type="float" office:value="0" calcext:value-type="float">
            <text:p/>
          </table:table-cell>
          <table:table-cell table:style-name="ce260" table:formula="of:=VLOOKUP([.D46];[Peptide.E7:.I77] ;4;0)" office:value-type="string" office:string-value="FYDPDVFY" calcext:value-type="string">
            <text:p>FYDPDVFY</text:p>
          </table:table-cell>
          <table:table-cell table:style-name="ce262" table:formula="of:=VLOOKUP([.D46];[Peptide.E7:.I77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60" table:formula="of:=VLOOKUP([.D47];[Peptide.E8:.G78] ;2;0)" office:value-type="string" office:string-value="KKK" calcext:value-type="string">
            <text:p>KKK</text:p>
          </table:table-cell>
          <table:table-cell table:style-name="ce260" table:formula="of:=VLOOKUP([.D47];[Peptide.E8:.G78] ;3;0)" office:value-type="float" office:value="0" calcext:value-type="float">
            <text:p/>
          </table:table-cell>
          <table:table-cell table:style-name="ce260" table:formula="of:=VLOOKUP([.D47];[Peptide.E8:.I78] ;4;0)" office:value-type="string" office:string-value="FYDPDVFY" calcext:value-type="string">
            <text:p>FYDPDVFY</text:p>
          </table:table-cell>
          <table:table-cell table:style-name="ce262" table:formula="of:=VLOOKUP([.D47];[Peptide.E8:.I78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60" table:formula="of:=VLOOKUP([.D48];[Peptide.E9:.G79] ;2;0)" office:value-type="string" office:string-value="KKK" calcext:value-type="string">
            <text:p>KKK</text:p>
          </table:table-cell>
          <table:table-cell table:style-name="ce260" table:formula="of:=VLOOKUP([.D48];[Peptide.E9:.G79] ;3;0)" office:value-type="float" office:value="0" calcext:value-type="float">
            <text:p/>
          </table:table-cell>
          <table:table-cell table:style-name="ce260" table:formula="of:=VLOOKUP([.D48];[Peptide.E9:.I79] ;4;0)" office:value-type="string" office:string-value="FYDPDVFY" calcext:value-type="string">
            <text:p>FYDPDVFY</text:p>
          </table:table-cell>
          <table:table-cell table:style-name="ce262" table:formula="of:=VLOOKUP([.D48];[Peptide.E9:.I79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60" table:formula="of:=VLOOKUP([.D49];[Peptide.E10:.G80] ;2;0)" office:value-type="string" office:string-value="KKK" calcext:value-type="string">
            <text:p>KKK</text:p>
          </table:table-cell>
          <table:table-cell table:style-name="ce260" table:formula="of:=VLOOKUP([.D49];[Peptide.E10:.G80] ;3;0)" office:value-type="float" office:value="0" calcext:value-type="float">
            <text:p/>
          </table:table-cell>
          <table:table-cell table:style-name="ce260" table:formula="of:=VLOOKUP([.D49];[Peptide.E10:.I80] ;4;0)" office:value-type="string" office:string-value="LYGYDVFF" calcext:value-type="string">
            <text:p>LYGYDVFF</text:p>
          </table:table-cell>
          <table:table-cell table:style-name="ce262" table:formula="of:=VLOOKUP([.D49];[Peptide.E10:.I8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60" table:formula="of:=VLOOKUP([.D50];[Peptide.E11:.G81] ;2;0)" office:value-type="string" office:string-value="KKK" calcext:value-type="string">
            <text:p>KKK</text:p>
          </table:table-cell>
          <table:table-cell table:style-name="ce260" table:formula="of:=VLOOKUP([.D50];[Peptide.E11:.G81] ;3;0)" office:value-type="float" office:value="0" calcext:value-type="float">
            <text:p/>
          </table:table-cell>
          <table:table-cell table:style-name="ce260" table:formula="of:=VLOOKUP([.D50];[Peptide.E11:.I81] ;4;0)" office:value-type="string" office:string-value="LYGYDVFF" calcext:value-type="string">
            <text:p>LYGYDVFF</text:p>
          </table:table-cell>
          <table:table-cell table:style-name="ce262" table:formula="of:=VLOOKUP([.D50];[Peptide.E11:.I81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60" table:formula="of:=VLOOKUP([.D51];[Peptide.E12:.G82] ;2;0)" office:value-type="string" office:string-value="KKK" calcext:value-type="string">
            <text:p>KKK</text:p>
          </table:table-cell>
          <table:table-cell table:style-name="ce260" table:formula="of:=VLOOKUP([.D51];[Peptide.E12:.G82] ;3;0)" office:value-type="float" office:value="0" calcext:value-type="float">
            <text:p/>
          </table:table-cell>
          <table:table-cell table:style-name="ce260" table:formula="of:=VLOOKUP([.D51];[Peptide.E12:.I82] ;4;0)" office:value-type="string" office:string-value="FYDPDVFY" calcext:value-type="string">
            <text:p>FYDPDVFY</text:p>
          </table:table-cell>
          <table:table-cell table:style-name="ce262" table:formula="of:=VLOOKUP([.D51];[Peptide.E12:.I8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60" table:formula="of:=VLOOKUP([.D52];[Peptide.E10:.G80] ;2;0)" office:value-type="string" office:string-value="KKK" calcext:value-type="string">
            <text:p>KKK</text:p>
          </table:table-cell>
          <table:table-cell table:style-name="ce260" table:formula="of:=VLOOKUP([.D52];[Peptide.E10:.G80] ;3;0)" office:value-type="float" office:value="0" calcext:value-type="float">
            <text:p/>
          </table:table-cell>
          <table:table-cell table:style-name="ce260" table:formula="of:=VLOOKUP([.D52];[Peptide.E10:.I80] ;4;0)" office:value-type="string" office:string-value="FYGYDVAF" calcext:value-type="string">
            <text:p>FYGYDVAF</text:p>
          </table:table-cell>
          <table:table-cell table:style-name="ce262" table:formula="of:=VLOOKUP([.D52];[Peptide.E10:.I8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60" table:formula="of:=VLOOKUP([.D53];[Peptide.E11:.G81] ;2;0)" office:value-type="string" office:string-value="KKK" calcext:value-type="string">
            <text:p>KKK</text:p>
          </table:table-cell>
          <table:table-cell table:style-name="ce260" table:formula="of:=VLOOKUP([.D53];[Peptide.E11:.G81] ;3;0)" office:value-type="float" office:value="0" calcext:value-type="float">
            <text:p/>
          </table:table-cell>
          <table:table-cell table:style-name="ce260" table:formula="of:=VLOOKUP([.D53];[Peptide.E11:.I81] ;4;0)" office:value-type="string" office:string-value="FYGYDVAF" calcext:value-type="string">
            <text:p>FYGYDVAF</text:p>
          </table:table-cell>
          <table:table-cell table:style-name="ce262" table:formula="of:=VLOOKUP([.D53];[Peptide.E11:.I81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60" table:formula="of:=VLOOKUP([.D54];[Peptide.E12:.G82] ;2;0)" office:value-type="string" office:string-value="KKK" calcext:value-type="string">
            <text:p>KKK</text:p>
          </table:table-cell>
          <table:table-cell table:style-name="ce260" table:formula="of:=VLOOKUP([.D54];[Peptide.E12:.G82] ;3;0)" office:value-type="float" office:value="0" calcext:value-type="float">
            <text:p/>
          </table:table-cell>
          <table:table-cell table:style-name="ce260" table:formula="of:=VLOOKUP([.D54];[Peptide.E12:.I82] ;4;0)" office:value-type="string" office:string-value="FYGYDVAF" calcext:value-type="string">
            <text:p>FYGYDVAF</text:p>
          </table:table-cell>
          <table:table-cell table:style-name="ce262" table:formula="of:=VLOOKUP([.D54];[Peptide.E12:.I8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60" table:formula="of:=VLOOKUP([.D55];[Peptide.E13:.G83] ;2;0)" office:value-type="string" office:string-value="Ahx-KK" calcext:value-type="string">
            <text:p>Ahx-KK</text:p>
          </table:table-cell>
          <table:table-cell table:style-name="ce260" table:formula="of:=VLOOKUP([.D55];[Peptide.E13:.G83] ;3;0)" office:value-type="float" office:value="0" calcext:value-type="float">
            <text:p/>
          </table:table-cell>
          <table:table-cell table:style-name="ce260" table:formula="of:=VLOOKUP([.D55];[Peptide.E13:.I83] ;4;0)" office:value-type="string" office:string-value="FYDYDVFY" calcext:value-type="string">
            <text:p>FYDYDVFY</text:p>
          </table:table-cell>
          <table:table-cell table:style-name="ce262" table:formula="of:=VLOOKUP([.D55];[Peptide.E13:.I83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60" table:formula="of:=VLOOKUP([.D56];[Peptide.E14:.G84] ;2;0)" office:value-type="string" office:string-value="Ahx-KK" calcext:value-type="string">
            <text:p>Ahx-KK</text:p>
          </table:table-cell>
          <table:table-cell/>
          <table:table-cell table:style-name="ce260" table:formula="of:=VLOOKUP([.D56];[Peptide.E1:.I85] ;4;0)" office:value-type="string" office:string-value="FYDYDVFY" calcext:value-type="string">
            <text:p>FYDYDVFY</text:p>
          </table:table-cell>
          <table:table-cell table:style-name="ce262" table:formula="of:=VLOOKUP([.D56];[Peptide.E14:.I8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100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60" table:formula="of:=VLOOKUP([.D57];[Peptide.E15:.G85] ;2;0)" office:value-type="string" office:string-value="Ahx-KK" calcext:value-type="string">
            <text:p>Ahx-KK</text:p>
          </table:table-cell>
          <table:table-cell/>
          <table:table-cell table:style-name="ce260" table:formula="of:=VLOOKUP([.D57];[Peptide.E16:.I86] ;4;0)" office:value-type="string" office:string-value="FYDYDVFY" calcext:value-type="string">
            <text:p>FYDYDVFY</text:p>
          </table:table-cell>
          <table:table-cell table:style-name="ce262" table:formula="of:=VLOOKUP([.D57];[Peptide.E15:.I85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025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60" table:formula="of:=VLOOKUP([.D58];[Peptide.E16:.G86] ;2;0)" office:value-type="string" office:string-value="DOA-KK" calcext:value-type="string">
            <text:p>DOA-KK</text:p>
          </table:table-cell>
          <table:table-cell table:style-name="ce260" table:formula="of:=VLOOKUP([.D58];[Peptide.E16:.G86] ;3;0)" office:value-type="float" office:value="0" calcext:value-type="float">
            <text:p/>
          </table:table-cell>
          <table:table-cell table:style-name="ce260" table:formula="of:=VLOOKUP([.D58];[Peptide.E16:.I86] ;4;0)" office:value-type="string" office:string-value="FYDYDVFY" calcext:value-type="string">
            <text:p>FYDYDVFY</text:p>
          </table:table-cell>
          <table:table-cell table:style-name="ce262" table:formula="of:=VLOOKUP([.D58];[Peptide.E16:.I86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60" table:formula="of:=VLOOKUP([.D59];[Peptide.E17:.G87] ;2;0)" office:value-type="string" office:string-value="DOA-KK" calcext:value-type="string">
            <text:p>DOA-KK</text:p>
          </table:table-cell>
          <table:table-cell table:style-name="ce260" table:formula="of:=VLOOKUP([.D59];[Peptide.E17:.G87] ;3;0)" office:value-type="float" office:value="0" calcext:value-type="float">
            <text:p/>
          </table:table-cell>
          <table:table-cell table:style-name="ce260" table:formula="of:=VLOOKUP([.D59];[Peptide.E17:.I87] ;4;0)" office:value-type="string" office:string-value="FYDYDVFY" calcext:value-type="string">
            <text:p>FYDYDVFY</text:p>
          </table:table-cell>
          <table:table-cell table:style-name="ce262" table:formula="of:=VLOOKUP([.D59];[Peptide.E17:.I87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60" table:formula="of:=VLOOKUP([.D60];[Peptide.E18:.G88] ;2;0)" office:value-type="string" office:string-value="DOA-KK" calcext:value-type="string">
            <text:p>DOA-KK</text:p>
          </table:table-cell>
          <table:table-cell table:style-name="ce260" table:formula="of:=VLOOKUP([.D60];[Peptide.E18:.G88] ;3;0)" office:value-type="float" office:value="0" calcext:value-type="float">
            <text:p/>
          </table:table-cell>
          <table:table-cell table:style-name="ce260" table:formula="of:=VLOOKUP([.D60];[Peptide.E18:.I88] ;4;0)" office:value-type="string" office:string-value="FYDYDVFY" calcext:value-type="string">
            <text:p>FYDYDVFY</text:p>
          </table:table-cell>
          <table:table-cell table:style-name="ce262" table:formula="of:=VLOOKUP([.D60];[Peptide.E18:.I88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60" table:formula="of:=VLOOKUP([.D61];[Peptide.E19:.G89] ;2;0)" office:value-type="string" office:string-value="KK-SG" calcext:value-type="string">
            <text:p>KK-SG</text:p>
          </table:table-cell>
          <table:table-cell table:style-name="ce260" table:formula="of:=VLOOKUP([.D61];[Peptide.E19:.G89] ;3;0)" office:value-type="float" office:value="0" calcext:value-type="float">
            <text:p/>
          </table:table-cell>
          <table:table-cell table:style-name="ce260" table:formula="of:=VLOOKUP([.D61];[Peptide.E19:.I89] ;4;0)" office:value-type="string" office:string-value="FYDYDVFY" calcext:value-type="string">
            <text:p>FYDYDVFY</text:p>
          </table:table-cell>
          <table:table-cell table:style-name="ce262" table:formula="of:=VLOOKUP([.D61];[Peptide.E19:.I89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60" table:formula="of:=VLOOKUP([.D62];[Peptide.E20:.G90] ;2;0)" office:value-type="string" office:string-value="KK-SG" calcext:value-type="string">
            <text:p>KK-SG</text:p>
          </table:table-cell>
          <table:table-cell table:style-name="ce260" table:formula="of:=VLOOKUP([.D62];[Peptide.E20:.G90] ;3;0)" office:value-type="float" office:value="0" calcext:value-type="float">
            <text:p/>
          </table:table-cell>
          <table:table-cell table:style-name="ce260" table:formula="of:=VLOOKUP([.D62];[Peptide.E20:.I90] ;4;0)" office:value-type="string" office:string-value="FYDYDVFY" calcext:value-type="string">
            <text:p>FYDYDVFY</text:p>
          </table:table-cell>
          <table:table-cell table:style-name="ce262" table:formula="of:=VLOOKUP([.D62];[Peptide.E20:.I9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60" table:formula="of:=VLOOKUP([.D63];[Peptide.E21:.G91] ;2;0)" office:value-type="string" office:string-value="KK-SG" calcext:value-type="string">
            <text:p>KK-SG</text:p>
          </table:table-cell>
          <table:table-cell table:style-name="ce260" table:formula="of:=VLOOKUP([.D63];[Peptide.E21:.G91] ;3;0)" office:value-type="float" office:value="0" calcext:value-type="float">
            <text:p/>
          </table:table-cell>
          <table:table-cell table:style-name="ce260" table:formula="of:=VLOOKUP([.D63];[Peptide.E21:.I91] ;4;0)" office:value-type="string" office:string-value="FYDYDVFY" calcext:value-type="string">
            <text:p>FYDYDVFY</text:p>
          </table:table-cell>
          <table:table-cell table:style-name="ce262" table:formula="of:=VLOOKUP([.D63];[Peptide.E21:.I91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60" table:formula="of:=VLOOKUP([.D64];[Peptide.E22:.G92] ;2;0)" office:value-type="float" office:value="0" calcext:value-type="float">
            <text:p/>
          </table:table-cell>
          <table:table-cell table:style-name="ce260" table:formula="of:=VLOOKUP([.D64];[Peptide.E22:.G92] ;3;0)" office:value-type="string" office:string-value="ßAßAßA" calcext:value-type="string">
            <text:p>ßAßAßA</text:p>
          </table:table-cell>
          <table:table-cell table:style-name="ce260" table:formula="of:=VLOOKUP([.D64];[Peptide.E22:.I92] ;4;0)" office:value-type="string" office:string-value="FYDYDVFY" calcext:value-type="string">
            <text:p>FYDYDVFY</text:p>
          </table:table-cell>
          <table:table-cell table:style-name="ce262" table:formula="of:=VLOOKUP([.D64];[Peptide.E22:.I9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60" table:formula="of:=VLOOKUP([.D64];[Peptide.E23:.G93] ;2;0)" office:value-type="float" office:value="0" calcext:value-type="float">
            <text:p/>
          </table:table-cell>
          <table:table-cell table:style-name="ce260" table:formula="of:=VLOOKUP([.D64];[Peptide.E23:.G93] ;3;0)" office:value-type="string" office:string-value="ßAßAßA" calcext:value-type="string">
            <text:p>ßAßAßA</text:p>
          </table:table-cell>
          <table:table-cell table:style-name="ce260" table:formula="of:=VLOOKUP([.D64];[Peptide.E23:.I93] ;4;0)" office:value-type="string" office:string-value="FYDYDVFY" calcext:value-type="string">
            <text:p>FYDYDVFY</text:p>
          </table:table-cell>
          <table:table-cell table:style-name="ce262" table:formula="of:=VLOOKUP([.D64];[Peptide.E23:.I93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60" table:formula="of:=VLOOKUP([.D65];[Peptide.E24:.G94] ;2;0)" office:value-type="float" office:value="0" calcext:value-type="float">
            <text:p/>
          </table:table-cell>
          <table:table-cell table:style-name="ce260" table:formula="of:=VLOOKUP([.D65];[Peptide.E24:.G94] ;3;0)" office:value-type="string" office:string-value="ßAßAßA" calcext:value-type="string">
            <text:p>ßAßAßA</text:p>
          </table:table-cell>
          <table:table-cell table:style-name="ce260" table:formula="of:=VLOOKUP([.D65];[Peptide.E24:.I94] ;4;0)" office:value-type="string" office:string-value="FYDYDVFY" calcext:value-type="string">
            <text:p>FYDYDVFY</text:p>
          </table:table-cell>
          <table:table-cell table:style-name="ce262" table:formula="of:=VLOOKUP([.D65];[Peptide.E24:.I9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60" table:formula="of:=VLOOKUP([.D67];[Peptide.E25:.G95] ;2;0)" office:value-type="float" office:value="0" calcext:value-type="float">
            <text:p/>
          </table:table-cell>
          <table:table-cell table:style-name="ce260" table:formula="of:=VLOOKUP([.D67];[Peptide.E25:.G95] ;3;0)" office:value-type="string" office:string-value="ßAßAK" calcext:value-type="string">
            <text:p>ßAßAK</text:p>
          </table:table-cell>
          <table:table-cell table:style-name="ce260" table:formula="of:=VLOOKUP([.D67];[Peptide.E25:.I95] ;4;0)" office:value-type="string" office:string-value="FYDYDVFY" calcext:value-type="string">
            <text:p>FYDYDVFY</text:p>
          </table:table-cell>
          <table:table-cell table:style-name="ce262" table:formula="of:=VLOOKUP([.D67];[Peptide.E25:.I95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60" table:formula="of:=VLOOKUP([.D68];[Peptide.E2:.G96] ;2;0)" office:value-type="float" office:value="0" calcext:value-type="float">
            <text:p/>
          </table:table-cell>
          <table:table-cell table:style-name="ce260" table:formula="of:=VLOOKUP([.D68];[Peptide.E2:.G96] ;3;0)" office:value-type="string" office:string-value="ßAßAK" calcext:value-type="string">
            <text:p>ßAßAK</text:p>
          </table:table-cell>
          <table:table-cell table:style-name="ce260" table:formula="of:=VLOOKUP([.D68];[Peptide.E2:.I96] ;4;0)" office:value-type="string" office:string-value="FYDYDVFY" calcext:value-type="string">
            <text:p>FYDYDVFY</text:p>
          </table:table-cell>
          <table:table-cell table:style-name="ce262" table:formula="of:=VLOOKUP([.D68];[Peptide.E2:.I96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60" table:formula="of:=VLOOKUP([.D69];[Peptide.E3:.G97] ;2;0)" office:value-type="float" office:value="0" calcext:value-type="float">
            <text:p/>
          </table:table-cell>
          <table:table-cell table:style-name="ce260" table:formula="of:=VLOOKUP([.D69];[Peptide.E3:.G97] ;3;0)" office:value-type="string" office:string-value="ßAßAK" calcext:value-type="string">
            <text:p>ßAßAK</text:p>
          </table:table-cell>
          <table:table-cell table:style-name="ce260" table:formula="of:=VLOOKUP([.D69];[Peptide.E3:.I97] ;4;0)" office:value-type="string" office:string-value="FYDYDVFY" calcext:value-type="string">
            <text:p>FYDYDVFY</text:p>
          </table:table-cell>
          <table:table-cell table:style-name="ce262" table:formula="of:=VLOOKUP([.D69];[Peptide.E3:.I97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60" table:formula="of:=VLOOKUP([.D70];[Peptide.E4:.G98] ;2;0)" office:value-type="string" office:string-value="KKK" calcext:value-type="string">
            <text:p>KKK</text:p>
          </table:table-cell>
          <table:table-cell table:style-name="ce260" table:formula="of:=VLOOKUP([.D70];[Peptide.E4:.G98] ;3;0)" office:value-type="float" office:value="0" calcext:value-type="float">
            <text:p/>
          </table:table-cell>
          <table:table-cell table:style-name="ce260" table:formula="of:=VLOOKUP([.D70];[Peptide.E4:.I98] ;4;0)" office:value-type="string" office:string-value="FYDYDVFY" calcext:value-type="string">
            <text:p>FYDYDVFY</text:p>
          </table:table-cell>
          <table:table-cell table:style-name="ce262" table:formula="of:=VLOOKUP([.D70];[Peptide.E4:.I98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60" table:formula="of:=VLOOKUP([.D71];[Peptide.E5:.G99] ;2;0)" office:value-type="string" office:string-value="KKK" calcext:value-type="string">
            <text:p>KKK</text:p>
          </table:table-cell>
          <table:table-cell table:style-name="ce260" table:formula="of:=VLOOKUP([.D71];[Peptide.E5:.G99] ;3;0)" office:value-type="float" office:value="0" calcext:value-type="float">
            <text:p/>
          </table:table-cell>
          <table:table-cell table:style-name="ce260" table:formula="of:=VLOOKUP([.D71];[Peptide.E5:.I99] ;4;0)" office:value-type="string" office:string-value="FYDYDVFY" calcext:value-type="string">
            <text:p>FYDYDVFY</text:p>
          </table:table-cell>
          <table:table-cell table:style-name="ce262" table:formula="of:=VLOOKUP([.D71];[Peptide.E5:.I99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60" table:formula="of:=VLOOKUP([.D72];[Peptide.E6:.G100] ;2;0)" office:value-type="string" office:string-value="KKK" calcext:value-type="string">
            <text:p>KKK</text:p>
          </table:table-cell>
          <table:table-cell table:style-name="ce260" table:formula="of:=VLOOKUP([.D72];[Peptide.E6:.G100] ;3;0)" office:value-type="float" office:value="0" calcext:value-type="float">
            <text:p/>
          </table:table-cell>
          <table:table-cell table:style-name="ce260" table:formula="of:=VLOOKUP([.D72];[Peptide.E6:.I100] ;4;0)" office:value-type="string" office:string-value="FYDYDVFY" calcext:value-type="string">
            <text:p>FYDYDVFY</text:p>
          </table:table-cell>
          <table:table-cell table:style-name="ce262" table:formula="of:=VLOOKUP([.D72];[Peptide.E6:.I10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7" table:content-validation-name="val26" office:value-type="string" calcext:value-type="string">
            <text:p>Buffer001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number-columns-repeated="2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 table:number-rows-repeated="68">
          <table:table-cell/>
          <table:table-cell table:style-name="ce245"/>
          <table:table-cell table:style-name="ce250"/>
          <table:table-cell table:style-name="ce258" table:content-validation-name="val26"/>
          <table:table-cell table:style-name="ce260" table:number-columns-repeated="3"/>
          <table:table-cell table:style-name="ce262"/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 table:number-rows-repeated="1048434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  <table:table-row table:style-name="ro20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</table:table>
      <table:table table:name="Virus" table:style-name="ta1">
        <table:table-column table:style-name="co63" table:default-cell-style-name="Default"/>
        <table:table-column table:style-name="co64" table:default-cell-style-name="ce199"/>
        <table:table-column table:style-name="co56" table:default-cell-style-name="ce204"/>
        <table:table-column table:style-name="co38" table:default-cell-style-name="ce281"/>
        <table:table-column table:style-name="co65" table:default-cell-style-name="ce284"/>
        <table:table-column table:style-name="co66" table:default-cell-style-name="ce180"/>
        <table:table-column table:style-name="co65" table:default-cell-style-name="ce180"/>
        <table:table-column table:style-name="co67" table:default-cell-style-name="ce183"/>
        <table:table-column table:style-name="co39" table:default-cell-style-name="ce189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59"/>
          <table:table-cell table:style-name="ce162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160"/>
          <table:table-cell table:style-name="ce89"/>
          <table:table-cell table:style-name="ce202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1"/>
          <table:covered-table-cell table:style-name="ce185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4"/>
          <table:table-cell table:style-name="ce211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4"/>
          <table:table-cell table:style-name="ce23"/>
          <table:table-cell table:style-name="ce173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8"/>
          <table:covered-table-cell table:style-name="ce181"/>
          <table:table-cell table:style-name="ce187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1"/>
          <table:table-cell table:style-name="ce200"/>
          <table:table-cell table:style-name="ce203"/>
          <table:table-cell table:style-name="ce280" office:value-type="string" calcext:value-type="string">
            <text:p>Taxonomy ID</text:p>
          </table:table-cell>
          <table:table-cell table:style-name="ce267" office:value-type="string" calcext:value-type="string">
            <text:p>SubGroup</text:p>
          </table:table-cell>
          <table:table-cell table:style-name="ce223" office:value-type="string" calcext:value-type="string">
            <text:p>Country</text:p>
          </table:table-cell>
          <table:table-cell table:style-name="ce223" office:value-type="string" calcext:value-type="string">
            <text:p>Date</text:p>
          </table:table-cell>
          <table:table-cell table:style-name="ce261" office:value-type="string" calcext:value-type="string">
            <text:p>Strain Name</text:p>
          </table:table-cell>
          <table:table-cell table:style-name="ce188"/>
          <table:table-cell table:style-name="ce161"/>
          <table:table-cell table:number-columns-repeated="8"/>
          <table:table-cell table:style-name="ce161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3" office:value-type="string" calcext:value-type="string">
            <text:p>H3N2</text:p>
          </table:table-cell>
          <table:table-cell table:style-name="ce285" office:value-type="string" calcext:value-type="string">
            <text:p>Japan</text:p>
          </table:table-cell>
          <table:table-cell table:style-name="ce285" office:value-type="float" office:value="1968" calcext:value-type="float">
            <text:p>1968</text:p>
          </table:table-cell>
          <table:table-cell table:style-name="ce286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5" office:value-type="string" calcext:value-type="string">
            <text:p>H1N1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5" office:value-type="string" calcext:value-type="string">
            <text:p>H7N1</text:p>
          </table:table-cell>
          <table:table-cell table:style-name="ce100" office:value-type="string" calcext:value-type="string">
            <text:p>Germany</text:p>
          </table:table-cell>
          <table:table-cell table:style-name="ce100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Australia</text:p>
          </table:table-cell>
          <table:table-cell table:style-name="ce100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Panama</text:p>
          </table:table-cell>
          <table:table-cell table:style-name="ce100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5" office:value-type="string" calcext:value-type="string">
            <text:p>NA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54" office:value-type="string" calcext:value-type="string">
            <text:p>NA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89"/>
          <table:table-cell table:style-name="Default"/>
          <table:table-cell table:style-name="ce282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2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2"/>
          <table:table-cell table:style-name="Default" table:number-columns-repeated="5"/>
          <table:table-cell table:number-columns-repeated="1015"/>
        </table:table-row>
      </table:table>
      <table:table table:name="VirusBatch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8"/>
          <table:table-cell table:style-name="ce290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4"/>
          <table:covered-table-cell table:number-columns-repeated="2" table:style-name="ce294" table:content-validation-name="val32"/>
          <table:covered-table-cell table:style-name="ce294" table:content-validation-name="val33"/>
          <table:covered-table-cell table:style-name="ce315"/>
          <table:covered-table-cell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91"/>
          <table:covered-table-cell table:number-columns-repeated="7" table:style-name="ce295"/>
          <table:covered-table-cell table:number-columns-repeated="2" table:style-name="ce295" table:content-validation-name="val32"/>
          <table:covered-table-cell table:style-name="ce295" table:content-validation-name="val33"/>
          <table:covered-table-cell table:number-columns-repeated="2" table:style-name="ce295"/>
          <table:covered-table-cell table:style-name="ce320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6" table:number-columns-repeated="2"/>
          <table:table-cell table:style-name="ce297" office:value-type="string" calcext:value-type="string" table:number-columns-spanned="3" table:number-rows-spanned="1">
            <text:p>Strain</text:p>
          </table:table-cell>
          <table:covered-table-cell table:style-name="ce142"/>
          <table:covered-table-cell table:style-name="ce304"/>
          <table:table-cell table:style-name="ce136"/>
          <table:table-cell table:style-name="ce307" office:value-type="string" calcext:value-type="string" table:number-columns-spanned="8" table:number-rows-spanned="1">
            <text:p>Batch</text:p>
          </table:table-cell>
          <table:covered-table-cell table:style-name="ce307"/>
          <table:covered-table-cell table:number-columns-repeated="2" table:style-name="ce313" table:content-validation-name="val32"/>
          <table:covered-table-cell table:style-name="ce313" table:content-validation-name="val33"/>
          <table:covered-table-cell table:style-name="ce313"/>
          <table:covered-table-cell table:style-name="ce316"/>
          <table:covered-table-cell table:style-name="ce321"/>
          <table:table-cell table:style-name="ce326"/>
          <table:table-cell table:number-columns-repeated="1007"/>
        </table:table-row>
        <table:table-row table:style-name="ro2">
          <table:table-cell table:style-name="ce287"/>
          <table:table-cell table:style-name="ce289"/>
          <table:table-cell table:style-name="ce292" office:value-type="string" calcext:value-type="string">
            <text:p>Batch ID</text:p>
          </table:table-cell>
          <table:table-cell table:style-name="ce296"/>
          <table:table-cell table:style-name="ce298" office:value-type="string" calcext:value-type="string">
            <text:p>Taxonomy ID</text:p>
          </table:table-cell>
          <table:table-cell table:style-name="ce300" office:value-type="string" calcext:value-type="string">
            <text:p>Virus Subtype</text:p>
          </table:table-cell>
          <table:table-cell table:style-name="ce305" office:value-type="string" calcext:value-type="string">
            <text:p>Strain Name</text:p>
          </table:table-cell>
          <table:table-cell table:style-name="ce296"/>
          <table:table-cell table:style-name="ce308" office:value-type="string" calcext:value-type="string">
            <text:p>Concentration [mg/ml]</text:p>
          </table:table-cell>
          <table:table-cell table:style-name="ce308" office:value-type="string" calcext:value-type="string">
            <text:p>Labeling</text:p>
          </table:table-cell>
          <table:table-cell table:style-name="ce314" office:value-type="string" calcext:value-type="string">
            <text:p>Buffer</text:p>
          </table:table-cell>
          <table:table-cell table:style-name="ce314" office:value-type="string" calcext:value-type="string">
            <text:p>pH</text:p>
          </table:table-cell>
          <table:table-cell table:style-name="ce314" office:value-type="string" calcext:value-type="string">
            <text:p>Active</text:p>
          </table:table-cell>
          <table:table-cell table:style-name="ce314" office:value-type="string" calcext:value-type="string">
            <text:p>Passage History</text:p>
          </table:table-cell>
          <table:table-cell table:style-name="ce314" office:value-type="string" calcext:value-type="string">
            <text:p>Production Date</text:p>
          </table:table-cell>
          <table:table-cell table:style-name="ce322" office:value-type="string" calcext:value-type="string">
            <text:p>Comment</text:p>
          </table:table-cell>
          <table:table-cell table:style-name="ce327"/>
          <table:table-cell table:style-name="ce287" table:number-columns-repeated="1005"/>
          <table:table-cell table:number-columns-repeated="2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X31A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7];[Virus.D6:.J96] ;2;0)" office:value-type="string" office:string-value="H3N2" calcext:value-type="string">
            <text:p>H3N2</text:p>
          </table:table-cell>
          <table:table-cell table:style-name="ce306" table:formula="of:=VLOOKUP([.E7];[Virus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833" calcext:value-type="float">
            <text:p>0.833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X31B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8];[Virus.D6:.J96] ;2;0)" office:value-type="string" office:string-value="H3N2" calcext:value-type="string">
            <text:p>H3N2</text:p>
          </table:table-cell>
          <table:table-cell table:style-name="ce306" table:formula="of:=VLOOKUP([.E8];[Virus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927" calcext:value-type="float">
            <text:p>0.927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CAL1</text:p>
          </table:table-cell>
          <table:table-cell table:style-name="ce50"/>
          <table:table-cell table:style-name="ce299" table:content-validation-name="val31" office:value-type="float" office:value="1316510" calcext:value-type="float">
            <text:p>1316510</text:p>
          </table:table-cell>
          <table:table-cell table:style-name="ce301" table:formula="of:=VLOOKUP([.E9];[Virus.D6:.J96] ;2;0)" office:value-type="string" office:string-value="H1N1" calcext:value-type="string">
            <text:p>H1N1</text:p>
          </table:table-cell>
          <table:table-cell table:style-name="ce306" table:formula="of:=VLOOKUP([.E9];[Virus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9" office:value-type="float" office:value="0.333" calcext:value-type="float">
            <text:p>0.333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PAN1</text:p>
          </table:table-cell>
          <table:table-cell table:style-name="ce50"/>
          <table:table-cell table:style-name="ce299" table:content-validation-name="val31" office:value-type="float" office:value="381513" calcext:value-type="float">
            <text:p>381513</text:p>
          </table:table-cell>
          <table:table-cell table:style-name="ce301" table:formula="of:=VLOOKUP([.E10];[Virus.D6:.J96] ;2;0)" office:value-type="string" office:string-value="H3N2" calcext:value-type="string">
            <text:p>H3N2</text:p>
          </table:table-cell>
          <table:table-cell table:style-name="ce306" table:formula="of:=VLOOKUP([.E10];[Virus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48" calcext:value-type="float">
            <text:p>0.48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PAN2</text:p>
          </table:table-cell>
          <table:table-cell table:style-name="ce50"/>
          <table:table-cell table:style-name="ce299" table:content-validation-name="val31" office:value-type="float" office:value="381513" calcext:value-type="float">
            <text:p>381513</text:p>
          </table:table-cell>
          <table:table-cell table:style-name="ce301" table:formula="of:=VLOOKUP([.E11];[Virus.D6:.J96] ;2;0)" office:value-type="string" office:string-value="H3N2" calcext:value-type="string">
            <text:p>H3N2</text:p>
          </table:table-cell>
          <table:table-cell table:style-name="ce306" table:formula="of:=VLOOKUP([.E11];[Virus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10" office:value-type="float" office:value="0.353" calcext:value-type="float">
            <text:p>0.353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CAL2</text:p>
          </table:table-cell>
          <table:table-cell table:style-name="ce50"/>
          <table:table-cell table:style-name="ce299" table:content-validation-name="val31" office:value-type="float" office:value="1316510" calcext:value-type="float">
            <text:p>1316510</text:p>
          </table:table-cell>
          <table:table-cell table:style-name="ce301" table:formula="of:=VLOOKUP([.E12];[Virus.D6:.J96] ;2;0)" office:value-type="string" office:string-value="H1N1" calcext:value-type="string">
            <text:p>H1N1</text:p>
          </table:table-cell>
          <table:table-cell table:style-name="ce306" table:formula="of:=VLOOKUP([.E12];[Virus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9" office:value-type="float" office:value="0.367" calcext:value-type="float">
            <text:p>0.367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19">
          <table:table-cell/>
          <table:table-cell table:style-name="ce10"/>
          <table:table-cell table:style-name="ce293" office:value-type="string" calcext:value-type="string">
            <text:p>X31C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13];[Virus.D6:.J96] ;2;0)" office:value-type="string" office:string-value="H3N2" calcext:value-type="string">
            <text:p>H3N2</text:p>
          </table:table-cell>
          <table:table-cell table:style-name="ce306" table:formula="of:=VLOOKUP([.E13];[Virus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05" calcext:value-type="float">
            <text:p>0.05</text:p>
          </table:table-cell>
          <table:table-cell table:style-name="ce312"/>
          <table:table-cell table:style-name="ce43" table:content-validation-name="val32" office:value-type="string" calcext:value-type="string">
            <text:p>PBST </text:p>
          </table:table-cell>
          <table:table-cell table:style-name="ce43" table:content-validation-name="val3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43" table:content-validation-name="val35"/>
          <table:table-cell table:style-name="ce324" office:value-type="string" calcext:value-type="string">
            <text:p>Labeling vom 11.1.17</text:p>
          </table:table-cell>
          <table:table-cell table:style-name="ce326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3" office:value-type="string" calcext:value-type="string">
            <text:p>NO</text:p>
          </table:table-cell>
          <table:table-cell table:style-name="ce50"/>
          <table:table-cell table:style-name="ce299" table:content-validation-name="val31" office:value-type="string" calcext:value-type="string">
            <text:p>NO</text:p>
          </table:table-cell>
          <table:table-cell table:style-name="ce301" table:formula="of:=VLOOKUP([.E14];[Virus.D6:.J96]  ;2;0)" office:value-type="string" office:string-value="NA" calcext:value-type="string">
            <text:p>NA</text:p>
          </table:table-cell>
          <table:table-cell table:style-name="ce306" table:formula="of:=VLOOKUP([.E14];[Virus.D6:.K102] ;5;0)" office:value-type="string" office:string-value="NA" calcext:value-type="string">
            <text:p>NA</text:p>
          </table:table-cell>
          <table:table-cell table:style-name="ce50"/>
          <table:table-cell table:style-name="ce309" office:value-type="float" office:value="0" calcext:value-type="float">
            <text:p>0</text:p>
          </table:table-cell>
          <table:table-cell table:style-name="ce312" office:value-type="string" calcext:value-type="string">
            <text:p>NA</text:p>
          </table:table-cell>
          <table:table-cell table:style-name="ce43" table:content-validation-name="val32" office:value-type="string" calcext:value-type="string">
            <text:p>NA</text:p>
          </table:table-cell>
          <table:table-cell table:style-name="ce43" table:content-validation-name="val3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7">
          <table:table-cell/>
          <table:table-cell table:style-name="ce10"/>
          <table:table-cell table:style-name="ce293" office:value-type="string" calcext:value-type="string">
            <text:p>X31D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15];[Virus.D6:.J41] ;2;0)" office:value-type="string" office:string-value="H3N2" calcext:value-type="string">
            <text:p>H3N2</text:p>
          </table:table-cell>
          <table:table-cell table:style-name="ce306" table:formula="of:=VLOOKUP([.E15];[Virus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1" office:value-type="string" calcext:value-type="string">
            <text:p><text:span text:style-name="T1">0.48 </text:span></text:p>
          </table:table-cell>
          <table:table-cell table:style-name="ce312" office:value-type="string" calcext:value-type="string">
            <text:p><text:span text:style-name="T1">Fluorospin 648</text:span></text:p>
          </table:table-cell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8" table:content-validation-name="val35" office:value-type="string" calcext:value-type="string">
            <text:p><text:span text:style-name="T1">04/14/2014</text:span></text:p>
          </table:table-cell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1</text:p>
          </table:table-cell>
          <table:table-cell table:style-name="ce50"/>
          <table:table-cell table:style-name="ce299" table:content-validation-name="val31"/>
          <table:table-cell table:style-name="ce301" table:formula="of:=VLOOKUP([.E16];[Virus.D6:.J96] ;2;0)" office:value-type="string" office:string-value="" calcext:value-type="error">
            <text:p>#N/A</text:p>
          </table:table-cell>
          <table:table-cell table:style-name="ce306" table:formula="of:=VLOOKUP([.E16];[Virus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/>
          <table:table-cell table:style-name="ce328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1N1</text:p>
          </table:table-cell>
          <table:table-cell table:style-name="ce50"/>
          <table:table-cell table:style-name="ce299" table:content-validation-name="val31"/>
          <table:table-cell table:style-name="ce301" table:formula="of:=VLOOKUP([.E17];[Virus.D6:.J96]  ;2;0)" office:value-type="string" office:string-value="" calcext:value-type="error">
            <text:p>#N/A</text:p>
          </table:table-cell>
          <table:table-cell table:style-name="ce306" table:formula="of:=VLOOKUP([.E17];[Virus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5</text:p>
          </table:table-cell>
          <table:table-cell table:style-name="ce50"/>
          <table:table-cell table:style-name="ce299" table:content-validation-name="val31"/>
          <table:table-cell table:style-name="ce301" table:formula="of:=VLOOKUP([.E18];[Virus.D6:.J44] ;2;0)" office:value-type="string" office:string-value="" calcext:value-type="error">
            <text:p>#N/A</text:p>
          </table:table-cell>
          <table:table-cell table:style-name="ce306" table:formula="of:=VLOOKUP([.E18];[Virus.D6:.K105] ;5;0)" office:value-type="string" office:string-value="" calcext:value-type="error">
            <text:p>#N/A</text:p>
          </table:table-cell>
          <table:table-cell table:style-name="ce50"/>
          <table:table-cell table:style-name="ce310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7</text:p>
          </table:table-cell>
          <table:table-cell table:style-name="ce50"/>
          <table:table-cell table:style-name="ce299" table:content-validation-name="val31"/>
          <table:table-cell table:style-name="ce301" table:formula="of:=VLOOKUP([.E19];[Virus.D6:.J96] ;2;0)" office:value-type="string" office:string-value="" calcext:value-type="error">
            <text:p>#N/A</text:p>
          </table:table-cell>
          <table:table-cell table:style-name="ce306" table:formula="of:=VLOOKUP([.E19];[Virus.D6:.K108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Vi</text:p>
          </table:table-cell>
          <table:table-cell table:style-name="ce50"/>
          <table:table-cell table:style-name="ce299" table:content-validation-name="val31" office:value-type="float" office:value="392809" calcext:value-type="float">
            <text:p>392809</text:p>
          </table:table-cell>
          <table:table-cell table:style-name="ce301" table:formula="of:=VLOOKUP([.E20];[Virus.D6:.J96] ;2;0)" office:value-type="string" office:string-value="H3N2" calcext:value-type="string">
            <text:p>H3N2</text:p>
          </table:table-cell>
          <table:table-cell table:style-name="ce306" table:formula="of:=VLOOKUP([.E20];[Virus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NY</text:p>
          </table:table-cell>
          <table:table-cell table:style-name="ce50"/>
          <table:table-cell table:style-name="ce299" table:content-validation-name="val31" office:value-type="float" office:value="518981" calcext:value-type="float">
            <text:p>518981</text:p>
          </table:table-cell>
          <table:table-cell table:style-name="ce301" table:formula="of:=VLOOKUP([.E21];[Virus.D6:.J96] ;2;0)" office:value-type="string" office:string-value="H3N2" calcext:value-type="string">
            <text:p>H3N2</text:p>
          </table:table-cell>
          <table:table-cell table:style-name="ce306" table:formula="of:=VLOOKUP([.E21];[Virus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X31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22];[Virus.D6:.J96] ;2;0)" office:value-type="string" office:string-value="H3N2" calcext:value-type="string">
            <text:p>H3N2</text:p>
          </table:table-cell>
          <table:table-cell table:style-name="ce306" table:formula="of:=VLOOKUP([.E22];[Virus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Pan</text:p>
          </table:table-cell>
          <table:table-cell table:style-name="ce50"/>
          <table:table-cell table:style-name="ce299" table:content-validation-name="val31" office:value-type="float" office:value="381513" calcext:value-type="float">
            <text:p>381513</text:p>
          </table:table-cell>
          <table:table-cell table:style-name="ce301" table:formula="of:=VLOOKUP([.E23];[Virus.D6:.J96] ;2;0)" office:value-type="string" office:string-value="H3N2" calcext:value-type="string">
            <text:p>H3N2</text:p>
          </table:table-cell>
          <table:table-cell table:style-name="ce306" table:formula="of:=VLOOKUP([.E23];[Virus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Cal</text:p>
          </table:table-cell>
          <table:table-cell table:style-name="ce50"/>
          <table:table-cell table:style-name="ce299" table:content-validation-name="val31" office:value-type="float" office:value="1316510" calcext:value-type="float">
            <text:p>1316510</text:p>
          </table:table-cell>
          <table:table-cell table:style-name="ce301" table:formula="of:=VLOOKUP([.E24];[Virus.D6:.J96]  ;2;0)" office:value-type="string" office:string-value="H1N1" calcext:value-type="string">
            <text:p>H1N1</text:p>
          </table:table-cell>
          <table:table-cell table:style-name="ce306" table:formula="of:=VLOOKUP([.E24];[Virus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10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style-name="ce157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3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2"/>
          <table:table-cell table:style-name="ce328"/>
          <table:table-cell table:number-columns-repeated="1004"/>
        </table:table-row>
        <table:table-row table:style-name="ro2" table:number-rows-repeated="5">
          <table:table-cell/>
          <table:table-cell table:style-name="ce10"/>
          <table:table-cell table:style-name="ce293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10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2" table:number-rows-repeated="3">
          <table:table-cell/>
          <table:table-cell table:style-name="ce10"/>
          <table:table-cell table:style-name="ce293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7"/>
          <table:table-cell table:style-name="ce302"/>
          <table:table-cell table:style-name="ce157"/>
          <table:table-cell/>
          <table:table-cell table:style-name="ce302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303"/>
          <table:table-cell table:style-name="ce157"/>
          <table:table-cell/>
          <table:table-cell table:style-name="ce303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7"/>
          <table:table-cell table:style-name="ce302"/>
          <table:table-cell table:style-name="ce157"/>
          <table:table-cell/>
          <table:table-cell table:style-name="ce302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89"/>
          <table:table-cell table:style-name="ce157"/>
          <table:table-cell/>
          <table:table-cell table:style-name="ce89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/>
          <table:table-cell table:style-name="ce157"/>
          <table:table-cell table:number-columns-repeated="3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 table:number-columns-repeated="3"/>
          <table:table-cell table:number-columns-repeated="3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 table:number-rows-repeated="1048527">
          <table:table-cell table:number-columns-repeated="10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10"/>
          <table:table-cell table:content-validation-name="val32" table:number-columns-repeated="2"/>
          <table:table-cell table:content-validation-name="val33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9" office:value-type="string" calcext:value-type="string" table:number-columns-spanned="3" table:number-rows-spanned="2">
            <text:p>Us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7" table:number-rows-spanned="2">
            <text:p>Washing for Spott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6"/>
          <table:table-cell table:style-name="ce329" office:value-type="string" calcext:value-type="string" table:number-columns-spanned="7" table:number-rows-spanned="2">
            <text:p>Washing for Quench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6"/>
          <table:table-cell table:style-name="ce329" office:value-type="string" calcext:value-type="string" table:number-columns-spanned="7" table:number-rows-spanned="2">
            <text:p>Washing for Incubat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6"/>
          <table:table-cell table:number-columns-repeated="7"/>
          <table:table-cell table:content-validation-name="val36"/>
          <table:table-cell table:style-name="ce329" office:value-type="string" calcext:value-type="string" table:number-columns-spanned="3" table:number-rows-spanned="2">
            <text:p>Surface Substance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manufatur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Immobilization Buff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Analyt Buff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Spotting Method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Incubation Method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Quenching Method</text:p>
          </table:table-cell>
          <table:covered-table-cell table:style-name="ce333"/>
          <table:covered-table-cell table:style-name="ce338"/>
          <table:table-cell table:number-columns-repeated="960"/>
        </table:table-row>
        <table:table-row table:style-name="ro2"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6"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6"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6"/>
          <table:table-cell table:number-columns-repeated="7"/>
          <table:table-cell table:content-validation-name="val36"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 table:number-columns-repeated="960"/>
        </table:table-row>
        <table:table-row table:style-name="ro2">
          <table:table-cell table:style-name="ce287"/>
          <table:table-cell table:style-name="ce331"/>
          <table:table-cell table:style-name="ce334" office:value-type="string" calcext:value-type="string">
            <text:p>User Name</text:p>
          </table:table-cell>
          <table:table-cell table:style-name="ce340"/>
          <table:table-cell table:style-name="ce287"/>
          <table:table-cell table:style-name="ce331"/>
          <table:table-cell table:style-name="ce169" office:value-type="string" calcext:value-type="string">
            <text:p>Washing S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7" table:content-validation-name="val36"/>
          <table:table-cell table:style-name="ce331"/>
          <table:table-cell table:style-name="ce169" office:value-type="string" calcext:value-type="string">
            <text:p>Washing Q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7" table:content-validation-name="val36"/>
          <table:table-cell table:style-name="ce331"/>
          <table:table-cell table:style-name="ce169" office:value-type="string" calcext:value-type="string">
            <text:p>Washing I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7" table:content-validation-name="val36"/>
          <table:table-cell table:number-columns-repeated="7"/>
          <table:table-cell table:style-name="ce287" table:content-validation-name="val3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number-columns-repeated="3"/>
          <table:table-cell table:style-name="ce287" table:number-columns-repeated="956"/>
        </table:table-row>
        <table:table-row table:style-name="ro2">
          <table:table-cell/>
          <table:table-cell table:style-name="ce332"/>
          <table:table-cell table:style-name="ce335" office:value-type="string" calcext:value-type="string">
            <text:p>Henry Memczak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WS01</text:p>
          </table:table-cell>
          <table:table-cell table:number-columns-repeated="4" table:style-name="ce336" office:value-type="string" calcext:value-type="string">
            <text:p>None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no</text:p>
          </table:table-cell>
          <table:table-cell table:number-columns-repeated="4"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WI01</text:p>
          </table:table-cell>
          <table:table-cell table:number-columns-repeated="4" table:style-name="ce336" office:value-type="string" calcext:value-type="string">
            <text:p>no</text:p>
          </table:table-cell>
          <table:table-cell table:style-name="ce341"/>
          <table:table-cell table:number-columns-repeated="9"/>
          <table:table-cell table:style-name="ce332"/>
          <table:table-cell table:style-name="ce336" office:value-type="string" calcext:value-type="string">
            <text:p>NA</text:p>
          </table:table-cell>
          <table:table-cell table:style-name="ce341"/>
          <table:table-cell/>
          <table:table-cell table:style-name="ce332"/>
          <table:table-cell table:style-name="ce336" office:value-type="string" calcext:value-type="string">
            <text:p>NA</text:p>
          </table:table-cell>
          <table:table-cell table:style-name="ce341"/>
          <table:table-cell/>
          <table:table-cell table:style-name="ce332"/>
          <table:table-cell table:style-name="ce336" office:value-type="string" calcext:value-type="string">
            <text:p>NA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NA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Test Spotter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Im KS nach Abdeckung mit Klebefolie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NA</text:p>
          </table:table-cell>
          <table:table-cell table:style-name="ce341"/>
          <table:table-cell table:number-columns-repeated="960"/>
        </table:table-row>
        <table:table-row table:style-name="ro24">
          <table:table-cell/>
          <table:table-cell table:style-name="ce332"/>
          <table:table-cell table:style-name="ce336" office:value-type="string" calcext:value-type="string">
            <text:p>Marc Hovestädt</text:p>
          </table:table-cell>
          <table:table-cell table:style-name="ce342"/>
          <table:table-cell/>
          <table:table-cell table:style-name="ce332"/>
          <table:table-cell table:style-name="ce170" office:value-type="string" calcext:value-type="string">
            <text:p>WS03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ne</text:p>
          </table:table-cell>
          <table:table-cell table:style-name="ce342"/>
          <table:table-cell table:content-validation-name="val36"/>
          <table:table-cell table:style-name="ce332"/>
          <table:table-cell table:style-name="ce170" office:value-type="string" calcext:value-type="string">
            <text:p>WQ02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2"/>
          <table:table-cell table:content-validation-name="val36"/>
          <table:table-cell table:style-name="ce332"/>
          <table:table-cell table:style-name="ce170" office:value-type="string" calcext:value-type="string">
            <text:p>WI02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100" table:content-validation-name="val37" office:value-type="string" calcext:value-type="string">
            <text:p>N2</text:p>
          </table:table-cell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44" office:value-type="string" calcext:value-type="string">
            <text:p>3D-NHS</text:p>
          </table:table-cell>
          <table:table-cell table:style-name="ce342"/>
          <table:table-cell/>
          <table:table-cell table:style-name="ce332"/>
          <table:table-cell table:style-name="ce344" office:value-type="string" calcext:value-type="string">
            <text:p>PolyAn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Natriumhydrogencarbonat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PBST 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Industrial Spotter</text:p>
          </table:table-cell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45" office:value-type="string" calcext:value-type="string">
            <text:p><text:span text:style-name="T1">Magermilch</text:span></text:p>
          </table:table-cell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 office:value-type="string" calcext:value-type="string">
            <text:p>Bernhard Ay</text:p>
          </table:table-cell>
          <table:table-cell table:style-name="ce341"/>
          <table:table-cell/>
          <table:table-cell table:style-name="ce332"/>
          <table:table-cell table:style-name="ce170"/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ne</text:p>
          </table:table-cell>
          <table:table-cell table:style-name="ce341"/>
          <table:table-cell table:content-validation-name="val36"/>
          <table:table-cell table:style-name="ce332"/>
          <table:table-cell table:style-name="ce170" office:value-type="string" calcext:value-type="string">
            <text:p>WQ03</text:p>
          </table:table-cell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1"/>
          <table:table-cell table:content-validation-name="val36"/>
          <table:table-cell table:style-name="ce332"/>
          <table:table-cell table:style-name="ce170" office:value-type="string" calcext:value-type="string">
            <text:p>WI03</text:p>
          </table:table-cell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44"/>
          <table:table-cell table:style-name="ce341"/>
          <table:table-cell/>
          <table:table-cell table:style-name="ce332"/>
          <table:table-cell table:style-name="ce344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 office:value-type="string" calcext:value-type="string">
            <text:p>Im KS nach Abdeckung mit Klebefolie</text:p>
          </table:table-cell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19">
          <table:table-cell/>
          <table:table-cell table:style-name="ce332"/>
          <table:table-cell table:style-name="ce336" office:value-type="string" calcext:value-type="string">
            <text:p>Jan Grzegorzewski</text:p>
          </table:table-cell>
          <table:table-cell table:style-name="ce342"/>
          <table:table-cell/>
          <table:table-cell table:style-name="ce332"/>
          <table:table-cell table:style-name="ce170"/>
          <table:table-cell table:style-name="ce343"/>
          <table:table-cell table:style-name="ce336" table:number-columns-repeated="3"/>
          <table:table-cell table:style-name="ce342"/>
          <table:table-cell table:content-validation-name="val36"/>
          <table:table-cell table:style-name="ce332"/>
          <table:table-cell table:style-name="ce170" office:value-type="string" calcext:value-type="string">
            <text:p>WQ04</text:p>
          </table:table-cell>
          <table:table-cell table:style-name="ce336" office:value-type="string" calcext:value-type="string">
            <text:p>H2O Leitung und Becherglas 20x Konjugate 90 min schütteln</text:p>
          </table:table-cell>
          <table:table-cell table:style-name="ce336" table:number-columns-repeated="3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 office:value-type="string" calcext:value-type="string">
            <text:p>manuell</text:p>
          </table:table-cell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19">
          <table:table-cell/>
          <table:table-cell table:style-name="ce332"/>
          <table:table-cell table:style-name="ce337"/>
          <table:table-cell table:style-name="ce341"/>
          <table:table-cell/>
          <table:table-cell table:style-name="ce332"/>
          <table:table-cell table:style-name="ce170"/>
          <table:table-cell table:style-name="ce343"/>
          <table:table-cell table:style-name="ce336" table:number-columns-repeated="3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6" table:number-columns-repeated="17"/>
          <table:table-cell table:number-columns-repeated="7"/>
          <table:table-cell table:content-validation-name="val36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6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6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6"/>
        <table:table-column table:style-name="co109" table:default-cell-style-name="Default"/>
        <table:table-row table:style-name="ro18">
          <table:table-cell table:number-columns-repeated="2"/>
          <table:table-cell table:style-name="ce347" office:value-type="string" calcext:value-type="string">
            <text:p>Supply </text:p>
          </table:table-cell>
          <table:table-cell table:number-columns-repeated="7"/>
          <table:table-cell table:style-name="ce383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8" office:value-type="string" calcext:value-type="string">
            <text:p>virus id</text:p>
          </table:table-cell>
          <table:table-cell table:style-name="ce368" table:number-columns-spanned="10" table:number-rows-spanned="1"/>
          <table:covered-table-cell table:style-name="ce368"/>
          <table:covered-table-cell table:style-name="ce380"/>
          <table:covered-table-cell table:number-columns-repeated="3" table:style-name="ce382"/>
          <table:covered-table-cell table:style-name="ce366"/>
          <table:covered-table-cell table:number-columns-repeated="2" table:style-name="ce384"/>
          <table:covered-table-cell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dye id</text:p>
          </table:table-cell>
          <table:table-cell table:style-name="ce369" table:number-columns-spanned="10" table:number-rows-spanned="1"/>
          <table:covered-table-cell table:style-name="ce368"/>
          <table:covered-table-cell table:style-name="ce381"/>
          <table:covered-table-cell table:number-columns-repeated="7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peptide id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50" office:value-type="string" calcext:value-type="string">
            <text:p>microwell plate id </text:p>
          </table:table-cell>
          <table:table-cell table:style-name="ce369" table:number-columns-spanned="10" table:number-rows-spanned="1"/>
          <table:covered-table-cell table:number-columns-repeated="9" table:style-name="ce369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51" office:value-type="string" calcext:value-type="string">
            <text:p>Procedure</text:p>
          </table:table-cell>
          <table:table-cell table:style-name="ce156" table:number-columns-repeated="8"/>
          <table:table-cell table:style-name="ce89"/>
          <table:table-cell table:number-columns-repeated="3"/>
        </table:table-row>
        <table:table-row table:style-name="ro25">
          <table:table-cell table:number-columns-repeated="2"/>
          <table:table-cell table:style-name="ce352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im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spotting type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humidity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 table:number-columns-spanned="1" table:number-rows-spanned="3">
            <text:p>comment</text:p>
          </table:table-cell>
          <table:table-cell table:style-name="ce370" table:number-columns-spanned="10" table:number-rows-spanned="3"/>
          <table:covered-table-cell table:number-columns-repeated="3"/>
          <table:covered-table-cell table:style-name="ce89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5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6" office:value-type="string" calcext:value-type="string">
            <text:p>yes/no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fying start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finish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ty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temperatur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 table:number-columns-spanned="1" table:number-rows-spanned="3">
            <text:p>comment</text:p>
          </table:table-cell>
          <table:table-cell table:style-name="ce35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9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3"/>
          <table:table-cell table:number-columns-repeated="10"/>
        </table:table-row>
        <table:table-row table:style-name="ro2">
          <table:table-cell table:number-columns-repeated="2"/>
          <table:table-cell table:style-name="ce360" office:value-type="string" calcext:value-type="string">
            <text:p>yes/no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tarting tim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finish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ubstanc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user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 table:number-columns-spanned="1" table:number-rows-spanned="3">
            <text:p>comment</text:p>
          </table:table-cell>
          <table:table-cell table:style-name="ce375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5">
          <table:table-cell table:number-columns-repeated="2"/>
          <table:table-cell table:style-name="ce362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2"/>
          <table:table-cell table:number-columns-repeated="10"/>
        </table:table-row>
        <table:table-row table:style-name="ro2">
          <table:table-cell table:number-columns-repeated="2"/>
          <table:table-cell table:style-name="ce363" office:value-type="string" calcext:value-type="string">
            <text:p>yes/no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washing time</text:p>
          </table:table-cell>
          <table:table-cell table:style-name="ce37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user 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5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8"/>
          <table:table-cell table:number-columns-repeated="10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start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Incubation finishing tim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type 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user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 table:number-columns-spanned="1" table:number-rows-spanned="3">
            <text:p>comment</text:p>
          </table:table-cell>
          <table:table-cell table:style-name="ce379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Peptide.$D$5" table:cell-range-address="$Peptide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0:38:48.548946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4DT21H25M33S</meta:editing-duration>
    <meta:editing-cycles>82</meta:editing-cycles>
    <meta:generator>LibreOffice/5.1.6.2$Linux_X86_64 LibreOffice_project/10m0$Build-2</meta:generator>
    <dc:date>2017-07-18T15:27:45.210311902</dc:date>
    <meta:document-statistic meta:table-count="10" meta:cell-count="1089" meta:object-count="0"/>
  </office:meta>
</office:document-meta>
</file>